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1.296458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1.93145833333333cm"/>
    </style:style>
    <style:style style:name="co6" style:family="table-column">
      <style:table-column-properties fo:break-before="auto" style:column-width="0.9525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3.01625cm"/>
    </style:style>
    <style:style style:name="co9" style:family="table-column">
      <style:table-column-properties fo:break-before="auto" style:column-width="11.3770833333333cm"/>
    </style:style>
    <style:style style:name="co10" style:family="table-column">
      <style:table-column-properties fo:break-before="auto" style:column-width="9.86895833333333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1" table:number-columns-repeated="16369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file</text:p>
          </table:table-cell>
          <table:table-cell office:value-type="string" table:style-name="ce1">
            <text:p>startx</text:p>
          </table:table-cell>
          <table:table-cell office:value-type="string" table:style-name="ce1">
            <text:p>starty</text:p>
          </table:table-cell>
          <table:table-cell office:value-type="string" table:style-name="ce1">
            <text:p>name</text:p>
          </table:table-cell>
          <table:table-cell table:style-name="ce1"/>
          <table:table-cell office:value-type="string" table:style-name="ce1">
            <text:p>charw</text:p>
          </table:table-cell>
          <table:table-cell office:value-type="float" office:value="96" table:style-name="ce1">
            <text:p>96</text:p>
          </table:table-cell>
          <table:table-cell table:style-name="ce1"/>
          <table:table-cell office:value-type="string" table:style-name="ce1">
            <text:p>point</text:p>
          </table:table-cell>
          <table:table-cell office:value-type="string" table:style-name="ce1">
            <text:p>filename</text:p>
          </table:table-cell>
          <table:table-cell table:style-name="ce1"/>
          <table:table-cell office:value-type="string" table:style-name="ce1">
            <text:p>Split cmd</text:p>
          </table:table-cell>
          <table:table-cell table:style-name="ce1"/>
          <table:table-cell office:value-type="string" table:style-name="ce1">
            <text:p>4x cmd</text:p>
          </table:table-cell>
          <table:table-cell table:style-name="ce1"/>
          <table:table-cell office:value-type="string" table:style-name="ce1">
            <text:p>2x cmd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chara01_a1.p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ro</text:p>
          </table:table-cell>
          <table:table-cell table:style-name="ce1"/>
          <table:table-cell office:value-type="string" table:style-name="ce1">
            <text:p>charh</text:p>
          </table:table-cell>
          <table:table-cell office:value-type="float" office:value="128" table:style-name="ce1">
            <text:p>128</text:p>
          </table:table-cell>
          <table:table-cell table:style-name="ce1"/>
          <table:table-cell office:value-type="string" office:string-value="288x512+0+0" table:formula="of:=[.$H$9]&amp;&quot;x&quot;&amp;[.$H$10]&amp;&quot;+&quot;&amp;[.$C5]*[.$H$9]&amp;&quot;+&quot;&amp;[.$H$10]*[.$D5]" table:style-name="ce1">
            <text:p>288x512+0+0</text:p>
          </table:table-cell>
          <table:table-cell office:value-type="string" office:string-value="hero.png" table:formula="of:=[.$E5]&amp;&quot;.png&quot;" table:style-name="ce1">
            <text:p>hero.png</text:p>
          </table:table-cell>
          <table:table-cell table:style-name="ce1"/>
          <table:table-cell office:value-type="string" office:string-value="convert chara01_a1.png -crop 288x512+0+0 hero.png" table:formula="of:=&quot;convert &quot;&amp;[.$B5]&amp;&quot; -crop &quot;&amp;[.$J5]&amp;&quot; &quot;&amp;[.$K5]" table:style-name="ce1">
            <text:p>convert chara01_a1.png -crop 288x512+0+0 hero.png</text:p>
          </table:table-cell>
          <table:table-cell table:style-name="ce1"/>
          <table:table-cell office:value-type="string" office:string-value="convert -scale 400% hero.png hero.4x.png" table:formula="of:=&quot;convert -scale 400% &quot;&amp;[.$K5]&amp;&quot; &quot;&amp;SUBSTITUTE([.$K5]; &quot;.png&quot;; &quot;.4x.png&quot;)" table:style-name="ce1">
            <text:p>convert -scale 400% hero.png hero.4x.png</text:p>
          </table:table-cell>
          <table:table-cell table:style-name="ce1"/>
          <table:table-cell office:value-type="string" office:string-value="convert -scale 200% hero.png hero.2x.png" table:formula="of:=&quot;convert -scale 200% &quot;&amp;[.$K5]&amp;&quot; &quot;&amp;SUBSTITUTE([.$K5]; &quot;.png&quot;; &quot;.2x.png&quot;)" table:style-name="ce1">
            <text:p>convert -scale 200% hero.png hero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chara01_a1.png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win</text:p>
          </table:table-cell>
          <table:table-cell table:style-name="ce1"/>
          <table:table-cell office:value-type="string" table:style-name="ce1">
            <text:p>charlenw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office:string-value="288x512+288+0" table:formula="of:=[.$H$9]&amp;&quot;x&quot;&amp;[.$H$10]&amp;&quot;+&quot;&amp;[.$C6]*[.$H$9]&amp;&quot;+&quot;&amp;[.$H$10]*[.$D6]" table:style-name="ce1">
            <text:p>288x512+288+0</text:p>
          </table:table-cell>
          <table:table-cell office:value-type="string" office:string-value="twin.png" table:formula="of:=[.$E6]&amp;&quot;.png&quot;" table:style-name="ce1">
            <text:p>twin.png</text:p>
          </table:table-cell>
          <table:table-cell table:style-name="ce1"/>
          <table:table-cell office:value-type="string" office:string-value="convert chara01_a1.png -crop 288x512+288+0 twin.png" table:formula="of:=&quot;convert &quot;&amp;[.$B6]&amp;&quot; -crop &quot;&amp;[.$J6]&amp;&quot; &quot;&amp;[.$K6]" table:style-name="ce1">
            <text:p>convert chara01_a1.png -crop 288x512+288+0 twin.png</text:p>
          </table:table-cell>
          <table:table-cell table:style-name="ce1"/>
          <table:table-cell office:value-type="string" office:string-value="convert -scale 400% twin.png twin.4x.png" table:formula="of:=&quot;convert -scale 400% &quot;&amp;[.$K6]&amp;&quot; &quot;&amp;SUBSTITUTE([.$K6]; &quot;.png&quot;; &quot;.4x.png&quot;)" table:style-name="ce1">
            <text:p>convert -scale 400% twin.png twin.4x.png</text:p>
          </table:table-cell>
          <table:table-cell table:style-name="ce1"/>
          <table:table-cell office:value-type="string" office:string-value="convert -scale 200% twin.png twin.2x.png" table:formula="of:=&quot;convert -scale 200% &quot;&amp;[.$K6]&amp;&quot; &quot;&amp;SUBSTITUTE([.$K6]; &quot;.png&quot;; &quot;.2x.png&quot;)" table:style-name="ce1">
            <text:p>convert -scale 200% twin.png twin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chara01_a1.png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lf</text:p>
          </table:table-cell>
          <table:table-cell table:style-name="ce1"/>
          <table:table-cell office:value-type="string" table:style-name="ce1">
            <text:p>charlenh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office:string-value="288x512+576+0" table:formula="of:=[.$H$9]&amp;&quot;x&quot;&amp;[.$H$10]&amp;&quot;+&quot;&amp;[.$C7]*[.$H$9]&amp;&quot;+&quot;&amp;[.$H$10]*[.$D7]" table:style-name="ce1">
            <text:p>288x512+576+0</text:p>
          </table:table-cell>
          <table:table-cell office:value-type="string" office:string-value="elf.png" table:formula="of:=[.$E7]&amp;&quot;.png&quot;" table:style-name="ce1">
            <text:p>elf.png</text:p>
          </table:table-cell>
          <table:table-cell table:style-name="ce1"/>
          <table:table-cell office:value-type="string" office:string-value="convert chara01_a1.png -crop 288x512+576+0 elf.png" table:formula="of:=&quot;convert &quot;&amp;[.$B7]&amp;&quot; -crop &quot;&amp;[.$J7]&amp;&quot; &quot;&amp;[.$K7]" table:style-name="ce1">
            <text:p>convert chara01_a1.png -crop 288x512+576+0 elf.png</text:p>
          </table:table-cell>
          <table:table-cell table:style-name="ce1"/>
          <table:table-cell office:value-type="string" office:string-value="convert -scale 400% elf.png elf.4x.png" table:formula="of:=&quot;convert -scale 400% &quot;&amp;[.$K7]&amp;&quot; &quot;&amp;SUBSTITUTE([.$K7]; &quot;.png&quot;; &quot;.4x.png&quot;)" table:style-name="ce1">
            <text:p>convert -scale 400% elf.png elf.4x.png</text:p>
          </table:table-cell>
          <table:table-cell table:style-name="ce1"/>
          <table:table-cell office:value-type="string" office:string-value="convert -scale 200% elf.png elf.2x.png" table:formula="of:=&quot;convert -scale 200% &quot;&amp;[.$K7]&amp;&quot; &quot;&amp;SUBSTITUTE([.$K7]; &quot;.png&quot;; &quot;.2x.png&quot;)" table:style-name="ce1">
            <text:p>convert -scale 200% elf.png elf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chara01_a1.png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urban</text:p>
          </table:table-cell>
          <table:table-cell table:number-columns-repeated="4" table:style-name="ce1"/>
          <table:table-cell office:value-type="string" office:string-value="288x512+864+0" table:formula="of:=[.$H$9]&amp;&quot;x&quot;&amp;[.$H$10]&amp;&quot;+&quot;&amp;[.$C8]*[.$H$9]&amp;&quot;+&quot;&amp;[.$H$10]*[.$D8]" table:style-name="ce1">
            <text:p>288x512+864+0</text:p>
          </table:table-cell>
          <table:table-cell office:value-type="string" office:string-value="turban.png" table:formula="of:=[.$E8]&amp;&quot;.png&quot;" table:style-name="ce1">
            <text:p>turban.png</text:p>
          </table:table-cell>
          <table:table-cell table:style-name="ce1"/>
          <table:table-cell office:value-type="string" office:string-value="convert chara01_a1.png -crop 288x512+864+0 turban.png" table:formula="of:=&quot;convert &quot;&amp;[.$B8]&amp;&quot; -crop &quot;&amp;[.$J8]&amp;&quot; &quot;&amp;[.$K8]" table:style-name="ce1">
            <text:p>convert chara01_a1.png -crop 288x512+864+0 turban.png</text:p>
          </table:table-cell>
          <table:table-cell table:style-name="ce1"/>
          <table:table-cell office:value-type="string" office:string-value="convert -scale 400% turban.png turban.4x.png" table:formula="of:=&quot;convert -scale 400% &quot;&amp;[.$K8]&amp;&quot; &quot;&amp;SUBSTITUTE([.$K8]; &quot;.png&quot;; &quot;.4x.png&quot;)" table:style-name="ce1">
            <text:p>convert -scale 400% turban.png turban.4x.png</text:p>
          </table:table-cell>
          <table:table-cell table:style-name="ce1"/>
          <table:table-cell office:value-type="string" office:string-value="convert -scale 200% turban.png turban.2x.png" table:formula="of:=&quot;convert -scale 200% &quot;&amp;[.$K8]&amp;&quot; &quot;&amp;SUBSTITUTE([.$K8]; &quot;.png&quot;; &quot;.2x.png&quot;)" table:style-name="ce1">
            <text:p>convert -scale 200% turban.png turban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chara01_a1.pn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ldier</text:p>
          </table:table-cell>
          <table:table-cell table:style-name="ce1"/>
          <table:table-cell office:value-type="string" table:style-name="ce1">
            <text:p>panelw</text:p>
          </table:table-cell>
          <table:table-cell office:value-type="float" office:value="288" table:formula="of:=[.$H$4]*[.$H$6]" table:style-name="ce1">
            <text:p>288</text:p>
          </table:table-cell>
          <table:table-cell table:style-name="ce1"/>
          <table:table-cell office:value-type="string" office:string-value="288x512+0+512" table:formula="of:=[.$H$9]&amp;&quot;x&quot;&amp;[.$H$10]&amp;&quot;+&quot;&amp;[.$C9]*[.$H$9]&amp;&quot;+&quot;&amp;[.$H$10]*[.$D9]" table:style-name="ce1">
            <text:p>288x512+0+512</text:p>
          </table:table-cell>
          <table:table-cell office:value-type="string" office:string-value="soldier.png" table:formula="of:=[.$E9]&amp;&quot;.png&quot;" table:style-name="ce1">
            <text:p>soldier.png</text:p>
          </table:table-cell>
          <table:table-cell table:style-name="ce1"/>
          <table:table-cell office:value-type="string" office:string-value="convert chara01_a1.png -crop 288x512+0+512 soldier.png" table:formula="of:=&quot;convert &quot;&amp;[.$B9]&amp;&quot; -crop &quot;&amp;[.$J9]&amp;&quot; &quot;&amp;[.$K9]" table:style-name="ce1">
            <text:p>convert chara01_a1.png -crop 288x512+0+512 soldier.png</text:p>
          </table:table-cell>
          <table:table-cell table:style-name="ce1"/>
          <table:table-cell office:value-type="string" office:string-value="convert -scale 400% soldier.png soldier.4x.png" table:formula="of:=&quot;convert -scale 400% &quot;&amp;[.$K9]&amp;&quot; &quot;&amp;SUBSTITUTE([.$K9]; &quot;.png&quot;; &quot;.4x.png&quot;)" table:style-name="ce1">
            <text:p>convert -scale 400% soldier.png soldier.4x.png</text:p>
          </table:table-cell>
          <table:table-cell table:style-name="ce1"/>
          <table:table-cell office:value-type="string" office:string-value="convert -scale 200% soldier.png soldier.2x.png" table:formula="of:=&quot;convert -scale 200% &quot;&amp;[.$K9]&amp;&quot; &quot;&amp;SUBSTITUTE([.$K9]; &quot;.png&quot;; &quot;.2x.png&quot;)" table:style-name="ce1">
            <text:p>convert -scale 200% soldier.png soldier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chara01_a1.png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b</text:p>
          </table:table-cell>
          <table:table-cell table:style-name="ce1"/>
          <table:table-cell office:value-type="string" table:style-name="ce1">
            <text:p>panelh</text:p>
          </table:table-cell>
          <table:table-cell office:value-type="float" office:value="512" table:formula="of:=[.$H$5]*[.$H$7]" table:style-name="ce1">
            <text:p>512</text:p>
          </table:table-cell>
          <table:table-cell table:style-name="ce1"/>
          <table:table-cell office:value-type="string" office:string-value="288x512+288+512" table:formula="of:=[.$H$9]&amp;&quot;x&quot;&amp;[.$H$10]&amp;&quot;+&quot;&amp;[.$C10]*[.$H$9]&amp;&quot;+&quot;&amp;[.$H$10]*[.$D10]" table:style-name="ce1">
            <text:p>288x512+288+512</text:p>
          </table:table-cell>
          <table:table-cell office:value-type="string" office:string-value="bob.png" table:formula="of:=[.$E10]&amp;&quot;.png&quot;" table:style-name="ce1">
            <text:p>bob.png</text:p>
          </table:table-cell>
          <table:table-cell table:style-name="ce1"/>
          <table:table-cell office:value-type="string" office:string-value="convert chara01_a1.png -crop 288x512+288+512 bob.png" table:formula="of:=&quot;convert &quot;&amp;[.$B10]&amp;&quot; -crop &quot;&amp;[.$J10]&amp;&quot; &quot;&amp;[.$K10]" table:style-name="ce1">
            <text:p>convert chara01_a1.png -crop 288x512+288+512 bob.png</text:p>
          </table:table-cell>
          <table:table-cell table:style-name="ce1"/>
          <table:table-cell office:value-type="string" office:string-value="convert -scale 400% bob.png bob.4x.png" table:formula="of:=&quot;convert -scale 400% &quot;&amp;[.$K10]&amp;&quot; &quot;&amp;SUBSTITUTE([.$K10]; &quot;.png&quot;; &quot;.4x.png&quot;)" table:style-name="ce1">
            <text:p>convert -scale 400% bob.png bob.4x.png</text:p>
          </table:table-cell>
          <table:table-cell table:style-name="ce1"/>
          <table:table-cell office:value-type="string" office:string-value="convert -scale 200% bob.png bob.2x.png" table:formula="of:=&quot;convert -scale 200% &quot;&amp;[.$K10]&amp;&quot; &quot;&amp;SUBSTITUTE([.$K10]; &quot;.png&quot;; &quot;.2x.png&quot;)" table:style-name="ce1">
            <text:p>convert -scale 200% bob.png bob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chara01_a1.png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ble</text:p>
          </table:table-cell>
          <table:table-cell table:number-columns-repeated="4" table:style-name="ce1"/>
          <table:table-cell office:value-type="string" office:string-value="288x512+576+512" table:formula="of:=[.$H$9]&amp;&quot;x&quot;&amp;[.$H$10]&amp;&quot;+&quot;&amp;[.$C11]*[.$H$9]&amp;&quot;+&quot;&amp;[.$H$10]*[.$D11]" table:style-name="ce1">
            <text:p>288x512+576+512</text:p>
          </table:table-cell>
          <table:table-cell office:value-type="string" office:string-value="noble.png" table:formula="of:=[.$E11]&amp;&quot;.png&quot;" table:style-name="ce1">
            <text:p>noble.png</text:p>
          </table:table-cell>
          <table:table-cell table:style-name="ce1"/>
          <table:table-cell office:value-type="string" office:string-value="convert chara01_a1.png -crop 288x512+576+512 noble.png" table:formula="of:=&quot;convert &quot;&amp;[.$B11]&amp;&quot; -crop &quot;&amp;[.$J11]&amp;&quot; &quot;&amp;[.$K11]" table:style-name="ce1">
            <text:p>convert chara01_a1.png -crop 288x512+576+512 noble.png</text:p>
          </table:table-cell>
          <table:table-cell table:style-name="ce1"/>
          <table:table-cell office:value-type="string" office:string-value="convert -scale 400% noble.png noble.4x.png" table:formula="of:=&quot;convert -scale 400% &quot;&amp;[.$K11]&amp;&quot; &quot;&amp;SUBSTITUTE([.$K11]; &quot;.png&quot;; &quot;.4x.png&quot;)" table:style-name="ce1">
            <text:p>convert -scale 400% noble.png noble.4x.png</text:p>
          </table:table-cell>
          <table:table-cell table:style-name="ce1"/>
          <table:table-cell office:value-type="string" office:string-value="convert -scale 200% noble.png noble.2x.png" table:formula="of:=&quot;convert -scale 200% &quot;&amp;[.$K11]&amp;&quot; &quot;&amp;SUBSTITUTE([.$K11]; &quot;.png&quot;; &quot;.2x.png&quot;)" table:style-name="ce1">
            <text:p>convert -scale 200% noble.png noble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chara01_a1.png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ina</text:p>
          </table:table-cell>
          <table:table-cell table:style-name="ce1"/>
          <table:table-cell office:value-type="string" table:style-name="ce1">
            <text:p>extension</text:p>
          </table:table-cell>
          <table:table-cell office:value-type="string" table:style-name="ce1">
            <text:p>png</text:p>
          </table:table-cell>
          <table:table-cell table:style-name="ce1"/>
          <table:table-cell office:value-type="string" office:string-value="288x512+864+512" table:formula="of:=[.$H$9]&amp;&quot;x&quot;&amp;[.$H$10]&amp;&quot;+&quot;&amp;[.$C12]*[.$H$9]&amp;&quot;+&quot;&amp;[.$H$10]*[.$D12]" table:style-name="ce1">
            <text:p>288x512+864+512</text:p>
          </table:table-cell>
          <table:table-cell office:value-type="string" office:string-value="china.png" table:formula="of:=[.$E12]&amp;&quot;.png&quot;" table:style-name="ce1">
            <text:p>china.png</text:p>
          </table:table-cell>
          <table:table-cell table:style-name="ce1"/>
          <table:table-cell office:value-type="string" office:string-value="convert chara01_a1.png -crop 288x512+864+512 china.png" table:formula="of:=&quot;convert &quot;&amp;[.$B12]&amp;&quot; -crop &quot;&amp;[.$J12]&amp;&quot; &quot;&amp;[.$K12]" table:style-name="ce1">
            <text:p>convert chara01_a1.png -crop 288x512+864+512 china.png</text:p>
          </table:table-cell>
          <table:table-cell table:style-name="ce1"/>
          <table:table-cell office:value-type="string" office:string-value="convert -scale 400% china.png china.4x.png" table:formula="of:=&quot;convert -scale 400% &quot;&amp;[.$K12]&amp;&quot; &quot;&amp;SUBSTITUTE([.$K12]; &quot;.png&quot;; &quot;.4x.png&quot;)" table:style-name="ce1">
            <text:p>convert -scale 400% china.png china.4x.png</text:p>
          </table:table-cell>
          <table:table-cell table:style-name="ce1"/>
          <table:table-cell office:value-type="string" office:string-value="convert -scale 200% china.png china.2x.png" table:formula="of:=&quot;convert -scale 200% &quot;&amp;[.$K12]&amp;&quot; &quot;&amp;SUBSTITUTE([.$K12]; &quot;.png&quot;; &quot;.2x.png&quot;)" table:style-name="ce1">
            <text:p>convert -scale 200% china.png china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chara04_a1.p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ing</text:p>
          </table:table-cell>
          <table:table-cell table:number-columns-repeated="4" table:style-name="ce1"/>
          <table:table-cell office:value-type="string" office:string-value="288x512+0+0" table:formula="of:=[.$H$9]&amp;&quot;x&quot;&amp;[.$H$10]&amp;&quot;+&quot;&amp;[.$C13]*[.$H$9]&amp;&quot;+&quot;&amp;[.$H$10]*[.$D13]" table:style-name="ce1">
            <text:p>288x512+0+0</text:p>
          </table:table-cell>
          <table:table-cell office:value-type="string" office:string-value="king.png" table:formula="of:=[.$E13]&amp;&quot;.png&quot;" table:style-name="ce1">
            <text:p>king.png</text:p>
          </table:table-cell>
          <table:table-cell table:style-name="ce1"/>
          <table:table-cell office:value-type="string" office:string-value="convert chara04_a1.png -crop 288x512+0+0 king.png" table:formula="of:=&quot;convert &quot;&amp;[.$B13]&amp;&quot; -crop &quot;&amp;[.$J13]&amp;&quot; &quot;&amp;[.$K13]" table:style-name="ce1">
            <text:p>convert chara04_a1.png -crop 288x512+0+0 king.png</text:p>
          </table:table-cell>
          <table:table-cell table:style-name="ce1"/>
          <table:table-cell office:value-type="string" office:string-value="convert -scale 400% king.png king.4x.png" table:formula="of:=&quot;convert -scale 400% &quot;&amp;[.$K13]&amp;&quot; &quot;&amp;SUBSTITUTE([.$K13]; &quot;.png&quot;; &quot;.4x.png&quot;)" table:style-name="ce1">
            <text:p>convert -scale 400% king.png king.4x.png</text:p>
          </table:table-cell>
          <table:table-cell table:style-name="ce1"/>
          <table:table-cell office:value-type="string" office:string-value="convert -scale 200% king.png king.2x.png" table:formula="of:=&quot;convert -scale 200% &quot;&amp;[.$K13]&amp;&quot; &quot;&amp;SUBSTITUTE([.$K13]; &quot;.png&quot;; &quot;.2x.png&quot;)" table:style-name="ce1">
            <text:p>convert -scale 200% king.png king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chara04_a1.png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queen</text:p>
          </table:table-cell>
          <table:table-cell table:number-columns-repeated="4" table:style-name="ce1"/>
          <table:table-cell office:value-type="string" office:string-value="288x512+288+0" table:formula="of:=[.$H$9]&amp;&quot;x&quot;&amp;[.$H$10]&amp;&quot;+&quot;&amp;[.$C14]*[.$H$9]&amp;&quot;+&quot;&amp;[.$H$10]*[.$D14]" table:style-name="ce1">
            <text:p>288x512+288+0</text:p>
          </table:table-cell>
          <table:table-cell office:value-type="string" office:string-value="queen.png" table:formula="of:=[.$E14]&amp;&quot;.png&quot;" table:style-name="ce1">
            <text:p>queen.png</text:p>
          </table:table-cell>
          <table:table-cell table:style-name="ce1"/>
          <table:table-cell office:value-type="string" office:string-value="convert chara04_a1.png -crop 288x512+288+0 queen.png" table:formula="of:=&quot;convert &quot;&amp;[.$B14]&amp;&quot; -crop &quot;&amp;[.$J14]&amp;&quot; &quot;&amp;[.$K14]" table:style-name="ce1">
            <text:p>convert chara04_a1.png -crop 288x512+288+0 queen.png</text:p>
          </table:table-cell>
          <table:table-cell table:style-name="ce1"/>
          <table:table-cell office:value-type="string" office:string-value="convert -scale 400% queen.png queen.4x.png" table:formula="of:=&quot;convert -scale 400% &quot;&amp;[.$K14]&amp;&quot; &quot;&amp;SUBSTITUTE([.$K14]; &quot;.png&quot;; &quot;.4x.png&quot;)" table:style-name="ce1">
            <text:p>convert -scale 400% queen.png queen.4x.png</text:p>
          </table:table-cell>
          <table:table-cell table:style-name="ce1"/>
          <table:table-cell office:value-type="string" office:string-value="convert -scale 200% queen.png queen.2x.png" table:formula="of:=&quot;convert -scale 200% &quot;&amp;[.$K14]&amp;&quot; &quot;&amp;SUBSTITUTE([.$K14]; &quot;.png&quot;; &quot;.2x.png&quot;)" table:style-name="ce1">
            <text:p>convert -scale 200% queen.png queen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chara04_a1.png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ancellor</text:p>
          </table:table-cell>
          <table:table-cell table:number-columns-repeated="4" table:style-name="ce1"/>
          <table:table-cell office:value-type="string" office:string-value="288x512+576+0" table:formula="of:=[.$H$9]&amp;&quot;x&quot;&amp;[.$H$10]&amp;&quot;+&quot;&amp;[.$C15]*[.$H$9]&amp;&quot;+&quot;&amp;[.$H$10]*[.$D15]" table:style-name="ce1">
            <text:p>288x512+576+0</text:p>
          </table:table-cell>
          <table:table-cell office:value-type="string" office:string-value="chancellor.png" table:formula="of:=[.$E15]&amp;&quot;.png&quot;" table:style-name="ce1">
            <text:p>chancellor.png</text:p>
          </table:table-cell>
          <table:table-cell table:style-name="ce1"/>
          <table:table-cell office:value-type="string" office:string-value="convert chara04_a1.png -crop 288x512+576+0 chancellor.png" table:formula="of:=&quot;convert &quot;&amp;[.$B15]&amp;&quot; -crop &quot;&amp;[.$J15]&amp;&quot; &quot;&amp;[.$K15]" table:style-name="ce1">
            <text:p>convert chara04_a1.png -crop 288x512+576+0 chancellor.png</text:p>
          </table:table-cell>
          <table:table-cell table:style-name="ce1"/>
          <table:table-cell office:value-type="string" office:string-value="convert -scale 400% chancellor.png chancellor.4x.png" table:formula="of:=&quot;convert -scale 400% &quot;&amp;[.$K15]&amp;&quot; &quot;&amp;SUBSTITUTE([.$K15]; &quot;.png&quot;; &quot;.4x.png&quot;)" table:style-name="ce1">
            <text:p>convert -scale 400% chancellor.png chancellor.4x.png</text:p>
          </table:table-cell>
          <table:table-cell table:style-name="ce1"/>
          <table:table-cell office:value-type="string" office:string-value="convert -scale 200% chancellor.png chancellor.2x.png" table:formula="of:=&quot;convert -scale 200% &quot;&amp;[.$K15]&amp;&quot; &quot;&amp;SUBSTITUTE([.$K15]; &quot;.png&quot;; &quot;.2x.png&quot;)" table:style-name="ce1">
            <text:p>convert -scale 200% chancellor.png chancellor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chara04_a1.png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id</text:p>
          </table:table-cell>
          <table:table-cell table:number-columns-repeated="4" table:style-name="ce1"/>
          <table:table-cell office:value-type="string" office:string-value="288x512+864+0" table:formula="of:=[.$H$9]&amp;&quot;x&quot;&amp;[.$H$10]&amp;&quot;+&quot;&amp;[.$C16]*[.$H$9]&amp;&quot;+&quot;&amp;[.$H$10]*[.$D16]" table:style-name="ce1">
            <text:p>288x512+864+0</text:p>
          </table:table-cell>
          <table:table-cell office:value-type="string" office:string-value="maid.png" table:formula="of:=[.$E16]&amp;&quot;.png&quot;" table:style-name="ce1">
            <text:p>maid.png</text:p>
          </table:table-cell>
          <table:table-cell table:style-name="ce1"/>
          <table:table-cell office:value-type="string" office:string-value="convert chara04_a1.png -crop 288x512+864+0 maid.png" table:formula="of:=&quot;convert &quot;&amp;[.$B16]&amp;&quot; -crop &quot;&amp;[.$J16]&amp;&quot; &quot;&amp;[.$K16]" table:style-name="ce1">
            <text:p>convert chara04_a1.png -crop 288x512+864+0 maid.png</text:p>
          </table:table-cell>
          <table:table-cell table:style-name="ce1"/>
          <table:table-cell office:value-type="string" office:string-value="convert -scale 400% maid.png maid.4x.png" table:formula="of:=&quot;convert -scale 400% &quot;&amp;[.$K16]&amp;&quot; &quot;&amp;SUBSTITUTE([.$K16]; &quot;.png&quot;; &quot;.4x.png&quot;)" table:style-name="ce1">
            <text:p>convert -scale 400% maid.png maid.4x.png</text:p>
          </table:table-cell>
          <table:table-cell table:style-name="ce1"/>
          <table:table-cell office:value-type="string" office:string-value="convert -scale 200% maid.png maid.2x.png" table:formula="of:=&quot;convert -scale 200% &quot;&amp;[.$K16]&amp;&quot; &quot;&amp;SUBSTITUTE([.$K16]; &quot;.png&quot;; &quot;.2x.png&quot;)" table:style-name="ce1">
            <text:p>convert -scale 200% maid.png maid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chara04_a1.pn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utler</text:p>
          </table:table-cell>
          <table:table-cell table:number-columns-repeated="4" table:style-name="ce1"/>
          <table:table-cell office:value-type="string" office:string-value="288x512+0+512" table:formula="of:=[.$H$9]&amp;&quot;x&quot;&amp;[.$H$10]&amp;&quot;+&quot;&amp;[.$C17]*[.$H$9]&amp;&quot;+&quot;&amp;[.$H$10]*[.$D17]" table:style-name="ce1">
            <text:p>288x512+0+512</text:p>
          </table:table-cell>
          <table:table-cell office:value-type="string" office:string-value="butler.png" table:formula="of:=[.$E17]&amp;&quot;.png&quot;" table:style-name="ce1">
            <text:p>butler.png</text:p>
          </table:table-cell>
          <table:table-cell table:style-name="ce1"/>
          <table:table-cell office:value-type="string" office:string-value="convert chara04_a1.png -crop 288x512+0+512 butler.png" table:formula="of:=&quot;convert &quot;&amp;[.$B17]&amp;&quot; -crop &quot;&amp;[.$J17]&amp;&quot; &quot;&amp;[.$K17]" table:style-name="ce1">
            <text:p>convert chara04_a1.png -crop 288x512+0+512 butler.png</text:p>
          </table:table-cell>
          <table:table-cell table:style-name="ce1"/>
          <table:table-cell office:value-type="string" office:string-value="convert -scale 400% butler.png butler.4x.png" table:formula="of:=&quot;convert -scale 400% &quot;&amp;[.$K17]&amp;&quot; &quot;&amp;SUBSTITUTE([.$K17]; &quot;.png&quot;; &quot;.4x.png&quot;)" table:style-name="ce1">
            <text:p>convert -scale 400% butler.png butler.4x.png</text:p>
          </table:table-cell>
          <table:table-cell table:style-name="ce1"/>
          <table:table-cell office:value-type="string" office:string-value="convert -scale 200% butler.png butler.2x.png" table:formula="of:=&quot;convert -scale 200% &quot;&amp;[.$K17]&amp;&quot; &quot;&amp;SUBSTITUTE([.$K17]; &quot;.png&quot;; &quot;.2x.png&quot;)" table:style-name="ce1">
            <text:p>convert -scale 200% butler.png butler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chara04_a1.png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mor</text:p>
          </table:table-cell>
          <table:table-cell table:number-columns-repeated="4" table:style-name="ce1"/>
          <table:table-cell office:value-type="string" office:string-value="288x512+288+512" table:formula="of:=[.$H$9]&amp;&quot;x&quot;&amp;[.$H$10]&amp;&quot;+&quot;&amp;[.$C18]*[.$H$9]&amp;&quot;+&quot;&amp;[.$H$10]*[.$D18]" table:style-name="ce1">
            <text:p>288x512+288+512</text:p>
          </table:table-cell>
          <table:table-cell office:value-type="string" office:string-value="armor.png" table:formula="of:=[.$E18]&amp;&quot;.png&quot;" table:style-name="ce1">
            <text:p>armor.png</text:p>
          </table:table-cell>
          <table:table-cell table:style-name="ce1"/>
          <table:table-cell office:value-type="string" office:string-value="convert chara04_a1.png -crop 288x512+288+512 armor.png" table:formula="of:=&quot;convert &quot;&amp;[.$B18]&amp;&quot; -crop &quot;&amp;[.$J18]&amp;&quot; &quot;&amp;[.$K18]" table:style-name="ce1">
            <text:p>convert chara04_a1.png -crop 288x512+288+512 armor.png</text:p>
          </table:table-cell>
          <table:table-cell table:style-name="ce1"/>
          <table:table-cell office:value-type="string" office:string-value="convert -scale 400% armor.png armor.4x.png" table:formula="of:=&quot;convert -scale 400% &quot;&amp;[.$K18]&amp;&quot; &quot;&amp;SUBSTITUTE([.$K18]; &quot;.png&quot;; &quot;.4x.png&quot;)" table:style-name="ce1">
            <text:p>convert -scale 400% armor.png armor.4x.png</text:p>
          </table:table-cell>
          <table:table-cell table:style-name="ce1"/>
          <table:table-cell office:value-type="string" office:string-value="convert -scale 200% armor.png armor.2x.png" table:formula="of:=&quot;convert -scale 200% &quot;&amp;[.$K18]&amp;&quot; &quot;&amp;SUBSTITUTE([.$K18]; &quot;.png&quot;; &quot;.2x.png&quot;)" table:style-name="ce1">
            <text:p>convert -scale 200% armor.png armor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chara04_a1.png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fantry</text:p>
          </table:table-cell>
          <table:table-cell table:number-columns-repeated="4" table:style-name="ce1"/>
          <table:table-cell office:value-type="string" office:string-value="288x512+576+512" table:formula="of:=[.$H$9]&amp;&quot;x&quot;&amp;[.$H$10]&amp;&quot;+&quot;&amp;[.$C19]*[.$H$9]&amp;&quot;+&quot;&amp;[.$H$10]*[.$D19]" table:style-name="ce1">
            <text:p>288x512+576+512</text:p>
          </table:table-cell>
          <table:table-cell office:value-type="string" office:string-value="infantry.png" table:formula="of:=[.$E19]&amp;&quot;.png&quot;" table:style-name="ce1">
            <text:p>infantry.png</text:p>
          </table:table-cell>
          <table:table-cell table:style-name="ce1"/>
          <table:table-cell office:value-type="string" office:string-value="convert chara04_a1.png -crop 288x512+576+512 infantry.png" table:formula="of:=&quot;convert &quot;&amp;[.$B19]&amp;&quot; -crop &quot;&amp;[.$J19]&amp;&quot; &quot;&amp;[.$K19]" table:style-name="ce1">
            <text:p>convert chara04_a1.png -crop 288x512+576+512 infantry.png</text:p>
          </table:table-cell>
          <table:table-cell table:style-name="ce1"/>
          <table:table-cell office:value-type="string" office:string-value="convert -scale 400% infantry.png infantry.4x.png" table:formula="of:=&quot;convert -scale 400% &quot;&amp;[.$K19]&amp;&quot; &quot;&amp;SUBSTITUTE([.$K19]; &quot;.png&quot;; &quot;.4x.png&quot;)" table:style-name="ce1">
            <text:p>convert -scale 400% infantry.png infantry.4x.png</text:p>
          </table:table-cell>
          <table:table-cell table:style-name="ce1"/>
          <table:table-cell office:value-type="string" office:string-value="convert -scale 200% infantry.png infantry.2x.png" table:formula="of:=&quot;convert -scale 200% &quot;&amp;[.$K19]&amp;&quot; &quot;&amp;SUBSTITUTE([.$K19]; &quot;.png&quot;; &quot;.2x.png&quot;)" table:style-name="ce1">
            <text:p>convert -scale 200% infantry.png infantry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chara04_a1.png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night</text:p>
          </table:table-cell>
          <table:table-cell table:number-columns-repeated="4" table:style-name="ce1"/>
          <table:table-cell office:value-type="string" office:string-value="288x512+864+512" table:formula="of:=[.$H$9]&amp;&quot;x&quot;&amp;[.$H$10]&amp;&quot;+&quot;&amp;[.$C20]*[.$H$9]&amp;&quot;+&quot;&amp;[.$H$10]*[.$D20]" table:style-name="ce1">
            <text:p>288x512+864+512</text:p>
          </table:table-cell>
          <table:table-cell office:value-type="string" office:string-value="knight.png" table:formula="of:=[.$E20]&amp;&quot;.png&quot;" table:style-name="ce1">
            <text:p>knight.png</text:p>
          </table:table-cell>
          <table:table-cell table:style-name="ce1"/>
          <table:table-cell office:value-type="string" office:string-value="convert chara04_a1.png -crop 288x512+864+512 knight.png" table:formula="of:=&quot;convert &quot;&amp;[.$B20]&amp;&quot; -crop &quot;&amp;[.$J20]&amp;&quot; &quot;&amp;[.$K20]" table:style-name="ce1">
            <text:p>convert chara04_a1.png -crop 288x512+864+512 knight.png</text:p>
          </table:table-cell>
          <table:table-cell table:style-name="ce1"/>
          <table:table-cell office:value-type="string" office:string-value="convert -scale 400% knight.png knight.4x.png" table:formula="of:=&quot;convert -scale 400% &quot;&amp;[.$K20]&amp;&quot; &quot;&amp;SUBSTITUTE([.$K20]; &quot;.png&quot;; &quot;.4x.png&quot;)" table:style-name="ce1">
            <text:p>convert -scale 400% knight.png knight.4x.png</text:p>
          </table:table-cell>
          <table:table-cell table:style-name="ce1"/>
          <table:table-cell office:value-type="string" office:string-value="convert -scale 200% knight.png knight.2x.png" table:formula="of:=&quot;convert -scale 200% &quot;&amp;[.$K20]&amp;&quot; &quot;&amp;SUBSTITUTE([.$K20]; &quot;.png&quot;; &quot;.2x.png&quot;)" table:style-name="ce1">
            <text:p>convert -scale 200% knight.png knight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chara04_b1.p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ince</text:p>
          </table:table-cell>
          <table:table-cell table:number-columns-repeated="4" table:style-name="ce1"/>
          <table:table-cell office:value-type="string" office:string-value="288x512+0+0" table:formula="of:=[.$H$9]&amp;&quot;x&quot;&amp;[.$H$10]&amp;&quot;+&quot;&amp;[.$C21]*[.$H$9]&amp;&quot;+&quot;&amp;[.$H$10]*[.$D21]" table:style-name="ce1">
            <text:p>288x512+0+0</text:p>
          </table:table-cell>
          <table:table-cell office:value-type="string" office:string-value="prince.png" table:formula="of:=[.$E21]&amp;&quot;.png&quot;" table:style-name="ce1">
            <text:p>prince.png</text:p>
          </table:table-cell>
          <table:table-cell table:style-name="ce1"/>
          <table:table-cell office:value-type="string" office:string-value="convert chara04_b1.png -crop 288x512+0+0 prince.png" table:formula="of:=&quot;convert &quot;&amp;[.$B21]&amp;&quot; -crop &quot;&amp;[.$J21]&amp;&quot; &quot;&amp;[.$K21]" table:style-name="ce1">
            <text:p>convert chara04_b1.png -crop 288x512+0+0 prince.png</text:p>
          </table:table-cell>
          <table:table-cell table:style-name="ce1"/>
          <table:table-cell office:value-type="string" office:string-value="convert -scale 400% prince.png prince.4x.png" table:formula="of:=&quot;convert -scale 400% &quot;&amp;[.$K21]&amp;&quot; &quot;&amp;SUBSTITUTE([.$K21]; &quot;.png&quot;; &quot;.4x.png&quot;)" table:style-name="ce1">
            <text:p>convert -scale 400% prince.png prince.4x.png</text:p>
          </table:table-cell>
          <table:table-cell table:style-name="ce1"/>
          <table:table-cell office:value-type="string" office:string-value="convert -scale 200% prince.png prince.2x.png" table:formula="of:=&quot;convert -scale 200% &quot;&amp;[.$K21]&amp;&quot; &quot;&amp;SUBSTITUTE([.$K21]; &quot;.png&quot;; &quot;.2x.png&quot;)" table:style-name="ce1">
            <text:p>convert -scale 200% prince.png prince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chara04_b1.png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incess</text:p>
          </table:table-cell>
          <table:table-cell table:number-columns-repeated="4" table:style-name="ce1"/>
          <table:table-cell office:value-type="string" office:string-value="288x512+288+0" table:formula="of:=[.$H$9]&amp;&quot;x&quot;&amp;[.$H$10]&amp;&quot;+&quot;&amp;[.$C22]*[.$H$9]&amp;&quot;+&quot;&amp;[.$H$10]*[.$D22]" table:style-name="ce1">
            <text:p>288x512+288+0</text:p>
          </table:table-cell>
          <table:table-cell office:value-type="string" office:string-value="princess.png" table:formula="of:=[.$E22]&amp;&quot;.png&quot;" table:style-name="ce1">
            <text:p>princess.png</text:p>
          </table:table-cell>
          <table:table-cell table:style-name="ce1"/>
          <table:table-cell office:value-type="string" office:string-value="convert chara04_b1.png -crop 288x512+288+0 princess.png" table:formula="of:=&quot;convert &quot;&amp;[.$B22]&amp;&quot; -crop &quot;&amp;[.$J22]&amp;&quot; &quot;&amp;[.$K22]" table:style-name="ce1">
            <text:p>convert chara04_b1.png -crop 288x512+288+0 princess.png</text:p>
          </table:table-cell>
          <table:table-cell table:style-name="ce1"/>
          <table:table-cell office:value-type="string" office:string-value="convert -scale 400% princess.png princess.4x.png" table:formula="of:=&quot;convert -scale 400% &quot;&amp;[.$K22]&amp;&quot; &quot;&amp;SUBSTITUTE([.$K22]; &quot;.png&quot;; &quot;.4x.png&quot;)" table:style-name="ce1">
            <text:p>convert -scale 400% princess.png princess.4x.png</text:p>
          </table:table-cell>
          <table:table-cell table:style-name="ce1"/>
          <table:table-cell office:value-type="string" office:string-value="convert -scale 200% princess.png princess.2x.png" table:formula="of:=&quot;convert -scale 200% &quot;&amp;[.$K22]&amp;&quot; &quot;&amp;SUBSTITUTE([.$K22]; &quot;.png&quot;; &quot;.2x.png&quot;)" table:style-name="ce1">
            <text:p>convert -scale 200% princess.png princess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chara04_b1.png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ince2</text:p>
          </table:table-cell>
          <table:table-cell table:number-columns-repeated="4" table:style-name="ce1"/>
          <table:table-cell office:value-type="string" office:string-value="288x512+576+0" table:formula="of:=[.$H$9]&amp;&quot;x&quot;&amp;[.$H$10]&amp;&quot;+&quot;&amp;[.$C23]*[.$H$9]&amp;&quot;+&quot;&amp;[.$H$10]*[.$D23]" table:style-name="ce1">
            <text:p>288x512+576+0</text:p>
          </table:table-cell>
          <table:table-cell office:value-type="string" office:string-value="prince2.png" table:formula="of:=[.$E23]&amp;&quot;.png&quot;" table:style-name="ce1">
            <text:p>prince2.png</text:p>
          </table:table-cell>
          <table:table-cell table:style-name="ce1"/>
          <table:table-cell office:value-type="string" office:string-value="convert chara04_b1.png -crop 288x512+576+0 prince2.png" table:formula="of:=&quot;convert &quot;&amp;[.$B23]&amp;&quot; -crop &quot;&amp;[.$J23]&amp;&quot; &quot;&amp;[.$K23]" table:style-name="ce1">
            <text:p>convert chara04_b1.png -crop 288x512+576+0 prince2.png</text:p>
          </table:table-cell>
          <table:table-cell table:style-name="ce1"/>
          <table:table-cell office:value-type="string" office:string-value="convert -scale 400% prince2.png prince2.4x.png" table:formula="of:=&quot;convert -scale 400% &quot;&amp;[.$K23]&amp;&quot; &quot;&amp;SUBSTITUTE([.$K23]; &quot;.png&quot;; &quot;.4x.png&quot;)" table:style-name="ce1">
            <text:p>convert -scale 400% prince2.png prince2.4x.png</text:p>
          </table:table-cell>
          <table:table-cell table:style-name="ce1"/>
          <table:table-cell office:value-type="string" office:string-value="convert -scale 200% prince2.png prince2.2x.png" table:formula="of:=&quot;convert -scale 200% &quot;&amp;[.$K23]&amp;&quot; &quot;&amp;SUBSTITUTE([.$K23]; &quot;.png&quot;; &quot;.2x.png&quot;)" table:style-name="ce1">
            <text:p>convert -scale 200% prince2.png prince2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chara04_b1.png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id2</text:p>
          </table:table-cell>
          <table:table-cell table:number-columns-repeated="4" table:style-name="ce1"/>
          <table:table-cell office:value-type="string" office:string-value="288x512+864+0" table:formula="of:=[.$H$9]&amp;&quot;x&quot;&amp;[.$H$10]&amp;&quot;+&quot;&amp;[.$C24]*[.$H$9]&amp;&quot;+&quot;&amp;[.$H$10]*[.$D24]" table:style-name="ce1">
            <text:p>288x512+864+0</text:p>
          </table:table-cell>
          <table:table-cell office:value-type="string" office:string-value="maid2.png" table:formula="of:=[.$E24]&amp;&quot;.png&quot;" table:style-name="ce1">
            <text:p>maid2.png</text:p>
          </table:table-cell>
          <table:table-cell table:style-name="ce1"/>
          <table:table-cell office:value-type="string" office:string-value="convert chara04_b1.png -crop 288x512+864+0 maid2.png" table:formula="of:=&quot;convert &quot;&amp;[.$B24]&amp;&quot; -crop &quot;&amp;[.$J24]&amp;&quot; &quot;&amp;[.$K24]" table:style-name="ce1">
            <text:p>convert chara04_b1.png -crop 288x512+864+0 maid2.png</text:p>
          </table:table-cell>
          <table:table-cell table:style-name="ce1"/>
          <table:table-cell office:value-type="string" office:string-value="convert -scale 400% maid2.png maid2.4x.png" table:formula="of:=&quot;convert -scale 400% &quot;&amp;[.$K24]&amp;&quot; &quot;&amp;SUBSTITUTE([.$K24]; &quot;.png&quot;; &quot;.4x.png&quot;)" table:style-name="ce1">
            <text:p>convert -scale 400% maid2.png maid2.4x.png</text:p>
          </table:table-cell>
          <table:table-cell table:style-name="ce1"/>
          <table:table-cell office:value-type="string" office:string-value="convert -scale 200% maid2.png maid2.2x.png" table:formula="of:=&quot;convert -scale 200% &quot;&amp;[.$K24]&amp;&quot; &quot;&amp;SUBSTITUTE([.$K24]; &quot;.png&quot;; &quot;.2x.png&quot;)" table:style-name="ce1">
            <text:p>convert -scale 200% maid2.png maid2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chara04_b1.pn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izard</text:p>
          </table:table-cell>
          <table:table-cell table:number-columns-repeated="4" table:style-name="ce1"/>
          <table:table-cell office:value-type="string" office:string-value="288x512+0+512" table:formula="of:=[.$H$9]&amp;&quot;x&quot;&amp;[.$H$10]&amp;&quot;+&quot;&amp;[.$C25]*[.$H$9]&amp;&quot;+&quot;&amp;[.$H$10]*[.$D25]" table:style-name="ce1">
            <text:p>288x512+0+512</text:p>
          </table:table-cell>
          <table:table-cell office:value-type="string" office:string-value="wizard.png" table:formula="of:=[.$E25]&amp;&quot;.png&quot;" table:style-name="ce1">
            <text:p>wizard.png</text:p>
          </table:table-cell>
          <table:table-cell table:style-name="ce1"/>
          <table:table-cell office:value-type="string" office:string-value="convert chara04_b1.png -crop 288x512+0+512 wizard.png" table:formula="of:=&quot;convert &quot;&amp;[.$B25]&amp;&quot; -crop &quot;&amp;[.$J25]&amp;&quot; &quot;&amp;[.$K25]" table:style-name="ce1">
            <text:p>convert chara04_b1.png -crop 288x512+0+512 wizard.png</text:p>
          </table:table-cell>
          <table:table-cell table:style-name="ce1"/>
          <table:table-cell office:value-type="string" office:string-value="convert -scale 400% wizard.png wizard.4x.png" table:formula="of:=&quot;convert -scale 400% &quot;&amp;[.$K25]&amp;&quot; &quot;&amp;SUBSTITUTE([.$K25]; &quot;.png&quot;; &quot;.4x.png&quot;)" table:style-name="ce1">
            <text:p>convert -scale 400% wizard.png wizard.4x.png</text:p>
          </table:table-cell>
          <table:table-cell table:style-name="ce1"/>
          <table:table-cell office:value-type="string" office:string-value="convert -scale 200% wizard.png wizard.2x.png" table:formula="of:=&quot;convert -scale 200% &quot;&amp;[.$K25]&amp;&quot; &quot;&amp;SUBSTITUTE([.$K25]; &quot;.png&quot;; &quot;.2x.png&quot;)" table:style-name="ce1">
            <text:p>convert -scale 200% wizard.png wizard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chara04_b1.png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eneral</text:p>
          </table:table-cell>
          <table:table-cell table:number-columns-repeated="4" table:style-name="ce1"/>
          <table:table-cell office:value-type="string" office:string-value="288x512+288+512" table:formula="of:=[.$H$9]&amp;&quot;x&quot;&amp;[.$H$10]&amp;&quot;+&quot;&amp;[.$C26]*[.$H$9]&amp;&quot;+&quot;&amp;[.$H$10]*[.$D26]" table:style-name="ce1">
            <text:p>288x512+288+512</text:p>
          </table:table-cell>
          <table:table-cell office:value-type="string" office:string-value="general.png" table:formula="of:=[.$E26]&amp;&quot;.png&quot;" table:style-name="ce1">
            <text:p>general.png</text:p>
          </table:table-cell>
          <table:table-cell table:style-name="ce1"/>
          <table:table-cell office:value-type="string" office:string-value="convert chara04_b1.png -crop 288x512+288+512 general.png" table:formula="of:=&quot;convert &quot;&amp;[.$B26]&amp;&quot; -crop &quot;&amp;[.$J26]&amp;&quot; &quot;&amp;[.$K26]" table:style-name="ce1">
            <text:p>convert chara04_b1.png -crop 288x512+288+512 general.png</text:p>
          </table:table-cell>
          <table:table-cell table:style-name="ce1"/>
          <table:table-cell office:value-type="string" office:string-value="convert -scale 400% general.png general.4x.png" table:formula="of:=&quot;convert -scale 400% &quot;&amp;[.$K26]&amp;&quot; &quot;&amp;SUBSTITUTE([.$K26]; &quot;.png&quot;; &quot;.4x.png&quot;)" table:style-name="ce1">
            <text:p>convert -scale 400% general.png general.4x.png</text:p>
          </table:table-cell>
          <table:table-cell table:style-name="ce1"/>
          <table:table-cell office:value-type="string" office:string-value="convert -scale 200% general.png general.2x.png" table:formula="of:=&quot;convert -scale 200% &quot;&amp;[.$K26]&amp;&quot; &quot;&amp;SUBSTITUTE([.$K26]; &quot;.png&quot;; &quot;.2x.png&quot;)" table:style-name="ce1">
            <text:p>convert -scale 200% general.png general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chara04_b1.png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id3</text:p>
          </table:table-cell>
          <table:table-cell table:number-columns-repeated="4" table:style-name="ce1"/>
          <table:table-cell office:value-type="string" office:string-value="288x512+576+512" table:formula="of:=[.$H$9]&amp;&quot;x&quot;&amp;[.$H$10]&amp;&quot;+&quot;&amp;[.$C27]*[.$H$9]&amp;&quot;+&quot;&amp;[.$H$10]*[.$D27]" table:style-name="ce1">
            <text:p>288x512+576+512</text:p>
          </table:table-cell>
          <table:table-cell office:value-type="string" office:string-value="maid3.png" table:formula="of:=[.$E27]&amp;&quot;.png&quot;" table:style-name="ce1">
            <text:p>maid3.png</text:p>
          </table:table-cell>
          <table:table-cell table:style-name="ce1"/>
          <table:table-cell office:value-type="string" office:string-value="convert chara04_b1.png -crop 288x512+576+512 maid3.png" table:formula="of:=&quot;convert &quot;&amp;[.$B27]&amp;&quot; -crop &quot;&amp;[.$J27]&amp;&quot; &quot;&amp;[.$K27]" table:style-name="ce1">
            <text:p>convert chara04_b1.png -crop 288x512+576+512 maid3.png</text:p>
          </table:table-cell>
          <table:table-cell table:style-name="ce1"/>
          <table:table-cell office:value-type="string" office:string-value="convert -scale 400% maid3.png maid3.4x.png" table:formula="of:=&quot;convert -scale 400% &quot;&amp;[.$K27]&amp;&quot; &quot;&amp;SUBSTITUTE([.$K27]; &quot;.png&quot;; &quot;.4x.png&quot;)" table:style-name="ce1">
            <text:p>convert -scale 400% maid3.png maid3.4x.png</text:p>
          </table:table-cell>
          <table:table-cell table:style-name="ce1"/>
          <table:table-cell office:value-type="string" office:string-value="convert -scale 200% maid3.png maid3.2x.png" table:formula="of:=&quot;convert -scale 200% &quot;&amp;[.$K27]&amp;&quot; &quot;&amp;SUBSTITUTE([.$K27]; &quot;.png&quot;; &quot;.2x.png&quot;)" table:style-name="ce1">
            <text:p>convert -scale 200% maid3.png maid3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chara04_b1.png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roine</text:p>
          </table:table-cell>
          <table:table-cell table:number-columns-repeated="4" table:style-name="ce1"/>
          <table:table-cell office:value-type="string" office:string-value="288x512+864+512" table:formula="of:=[.$H$9]&amp;&quot;x&quot;&amp;[.$H$10]&amp;&quot;+&quot;&amp;[.$C28]*[.$H$9]&amp;&quot;+&quot;&amp;[.$H$10]*[.$D28]" table:style-name="ce1">
            <text:p>288x512+864+512</text:p>
          </table:table-cell>
          <table:table-cell office:value-type="string" office:string-value="heroine.png" table:formula="of:=[.$E28]&amp;&quot;.png&quot;" table:style-name="ce1">
            <text:p>heroine.png</text:p>
          </table:table-cell>
          <table:table-cell table:style-name="ce1"/>
          <table:table-cell office:value-type="string" office:string-value="convert chara04_b1.png -crop 288x512+864+512 heroine.png" table:formula="of:=&quot;convert &quot;&amp;[.$B28]&amp;&quot; -crop &quot;&amp;[.$J28]&amp;&quot; &quot;&amp;[.$K28]" table:style-name="ce1">
            <text:p>convert chara04_b1.png -crop 288x512+864+512 heroine.png</text:p>
          </table:table-cell>
          <table:table-cell table:style-name="ce1"/>
          <table:table-cell office:value-type="string" office:string-value="convert -scale 400% heroine.png heroine.4x.png" table:formula="of:=&quot;convert -scale 400% &quot;&amp;[.$K28]&amp;&quot; &quot;&amp;SUBSTITUTE([.$K28]; &quot;.png&quot;; &quot;.4x.png&quot;)" table:style-name="ce1">
            <text:p>convert -scale 400% heroine.png heroine.4x.png</text:p>
          </table:table-cell>
          <table:table-cell table:style-name="ce1"/>
          <table:table-cell office:value-type="string" office:string-value="convert -scale 200% heroine.png heroine.2x.png" table:formula="of:=&quot;convert -scale 200% &quot;&amp;[.$K28]&amp;&quot; &quot;&amp;SUBSTITUTE([.$K28]; &quot;.png&quot;; &quot;.2x.png&quot;)" table:style-name="ce1">
            <text:p>convert -scale 200% heroine.png heroine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chara06_a1.p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iry</text:p>
          </table:table-cell>
          <table:table-cell table:number-columns-repeated="4" table:style-name="ce1"/>
          <table:table-cell office:value-type="string" office:string-value="288x512+0+0" table:formula="of:=[.$H$9]&amp;&quot;x&quot;&amp;[.$H$10]&amp;&quot;+&quot;&amp;[.$C29]*[.$H$9]&amp;&quot;+&quot;&amp;[.$H$10]*[.$D29]" table:style-name="ce1">
            <text:p>288x512+0+0</text:p>
          </table:table-cell>
          <table:table-cell office:value-type="string" office:string-value="fairy.png" table:formula="of:=[.$E29]&amp;&quot;.png&quot;" table:style-name="ce1">
            <text:p>fairy.png</text:p>
          </table:table-cell>
          <table:table-cell table:style-name="ce1"/>
          <table:table-cell office:value-type="string" office:string-value="convert chara06_a1.png -crop 288x512+0+0 fairy.png" table:formula="of:=&quot;convert &quot;&amp;[.$B29]&amp;&quot; -crop &quot;&amp;[.$J29]&amp;&quot; &quot;&amp;[.$K29]" table:style-name="ce1">
            <text:p>convert chara06_a1.png -crop 288x512+0+0 fairy.png</text:p>
          </table:table-cell>
          <table:table-cell table:style-name="ce1"/>
          <table:table-cell office:value-type="string" office:string-value="convert -scale 400% fairy.png fairy.4x.png" table:formula="of:=&quot;convert -scale 400% &quot;&amp;[.$K29]&amp;&quot; &quot;&amp;SUBSTITUTE([.$K29]; &quot;.png&quot;; &quot;.4x.png&quot;)" table:style-name="ce1">
            <text:p>convert -scale 400% fairy.png fairy.4x.png</text:p>
          </table:table-cell>
          <table:table-cell table:style-name="ce1"/>
          <table:table-cell office:value-type="string" office:string-value="convert -scale 200% fairy.png fairy.2x.png" table:formula="of:=&quot;convert -scale 200% &quot;&amp;[.$K29]&amp;&quot; &quot;&amp;SUBSTITUTE([.$K29]; &quot;.png&quot;; &quot;.2x.png&quot;)" table:style-name="ce1">
            <text:p>convert -scale 200% fairy.png fairy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chara06_a1.png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obit</text:p>
          </table:table-cell>
          <table:table-cell table:number-columns-repeated="4" table:style-name="ce1"/>
          <table:table-cell office:value-type="string" office:string-value="288x512+288+0" table:formula="of:=[.$H$9]&amp;&quot;x&quot;&amp;[.$H$10]&amp;&quot;+&quot;&amp;[.$C30]*[.$H$9]&amp;&quot;+&quot;&amp;[.$H$10]*[.$D30]" table:style-name="ce1">
            <text:p>288x512+288+0</text:p>
          </table:table-cell>
          <table:table-cell office:value-type="string" office:string-value="hobit.png" table:formula="of:=[.$E30]&amp;&quot;.png&quot;" table:style-name="ce1">
            <text:p>hobit.png</text:p>
          </table:table-cell>
          <table:table-cell table:style-name="ce1"/>
          <table:table-cell office:value-type="string" office:string-value="convert chara06_a1.png -crop 288x512+288+0 hobit.png" table:formula="of:=&quot;convert &quot;&amp;[.$B30]&amp;&quot; -crop &quot;&amp;[.$J30]&amp;&quot; &quot;&amp;[.$K30]" table:style-name="ce1">
            <text:p>convert chara06_a1.png -crop 288x512+288+0 hobit.png</text:p>
          </table:table-cell>
          <table:table-cell table:style-name="ce1"/>
          <table:table-cell office:value-type="string" office:string-value="convert -scale 400% hobit.png hobit.4x.png" table:formula="of:=&quot;convert -scale 400% &quot;&amp;[.$K30]&amp;&quot; &quot;&amp;SUBSTITUTE([.$K30]; &quot;.png&quot;; &quot;.4x.png&quot;)" table:style-name="ce1">
            <text:p>convert -scale 400% hobit.png hobit.4x.png</text:p>
          </table:table-cell>
          <table:table-cell table:style-name="ce1"/>
          <table:table-cell office:value-type="string" office:string-value="convert -scale 200% hobit.png hobit.2x.png" table:formula="of:=&quot;convert -scale 200% &quot;&amp;[.$K30]&amp;&quot; &quot;&amp;SUBSTITUTE([.$K30]; &quot;.png&quot;; &quot;.2x.png&quot;)" table:style-name="ce1">
            <text:p>convert -scale 200% hobit.png hobit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chara06_a1.png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pirit1</text:p>
          </table:table-cell>
          <table:table-cell table:number-columns-repeated="4" table:style-name="ce1"/>
          <table:table-cell office:value-type="string" office:string-value="288x512+576+0" table:formula="of:=[.$H$9]&amp;&quot;x&quot;&amp;[.$H$10]&amp;&quot;+&quot;&amp;[.$C31]*[.$H$9]&amp;&quot;+&quot;&amp;[.$H$10]*[.$D31]" table:style-name="ce1">
            <text:p>288x512+576+0</text:p>
          </table:table-cell>
          <table:table-cell office:value-type="string" office:string-value="spirit1.png" table:formula="of:=[.$E31]&amp;&quot;.png&quot;" table:style-name="ce1">
            <text:p>spirit1.png</text:p>
          </table:table-cell>
          <table:table-cell table:style-name="ce1"/>
          <table:table-cell office:value-type="string" office:string-value="convert chara06_a1.png -crop 288x512+576+0 spirit1.png" table:formula="of:=&quot;convert &quot;&amp;[.$B31]&amp;&quot; -crop &quot;&amp;[.$J31]&amp;&quot; &quot;&amp;[.$K31]" table:style-name="ce1">
            <text:p>convert chara06_a1.png -crop 288x512+576+0 spirit1.png</text:p>
          </table:table-cell>
          <table:table-cell table:style-name="ce1"/>
          <table:table-cell office:value-type="string" office:string-value="convert -scale 400% spirit1.png spirit1.4x.png" table:formula="of:=&quot;convert -scale 400% &quot;&amp;[.$K31]&amp;&quot; &quot;&amp;SUBSTITUTE([.$K31]; &quot;.png&quot;; &quot;.4x.png&quot;)" table:style-name="ce1">
            <text:p>convert -scale 400% spirit1.png spirit1.4x.png</text:p>
          </table:table-cell>
          <table:table-cell table:style-name="ce1"/>
          <table:table-cell office:value-type="string" office:string-value="convert -scale 200% spirit1.png spirit1.2x.png" table:formula="of:=&quot;convert -scale 200% &quot;&amp;[.$K31]&amp;&quot; &quot;&amp;SUBSTITUTE([.$K31]; &quot;.png&quot;; &quot;.2x.png&quot;)" table:style-name="ce1">
            <text:p>convert -scale 200% spirit1.png spirit1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chara06_a1.png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pirit2</text:p>
          </table:table-cell>
          <table:table-cell table:number-columns-repeated="4" table:style-name="ce1"/>
          <table:table-cell office:value-type="string" office:string-value="288x512+864+0" table:formula="of:=[.$H$9]&amp;&quot;x&quot;&amp;[.$H$10]&amp;&quot;+&quot;&amp;[.$C32]*[.$H$9]&amp;&quot;+&quot;&amp;[.$H$10]*[.$D32]" table:style-name="ce1">
            <text:p>288x512+864+0</text:p>
          </table:table-cell>
          <table:table-cell office:value-type="string" office:string-value="spirit2.png" table:formula="of:=[.$E32]&amp;&quot;.png&quot;" table:style-name="ce1">
            <text:p>spirit2.png</text:p>
          </table:table-cell>
          <table:table-cell table:style-name="ce1"/>
          <table:table-cell office:value-type="string" office:string-value="convert chara06_a1.png -crop 288x512+864+0 spirit2.png" table:formula="of:=&quot;convert &quot;&amp;[.$B32]&amp;&quot; -crop &quot;&amp;[.$J32]&amp;&quot; &quot;&amp;[.$K32]" table:style-name="ce1">
            <text:p>convert chara06_a1.png -crop 288x512+864+0 spirit2.png</text:p>
          </table:table-cell>
          <table:table-cell table:style-name="ce1"/>
          <table:table-cell office:value-type="string" office:string-value="convert -scale 400% spirit2.png spirit2.4x.png" table:formula="of:=&quot;convert -scale 400% &quot;&amp;[.$K32]&amp;&quot; &quot;&amp;SUBSTITUTE([.$K32]; &quot;.png&quot;; &quot;.4x.png&quot;)" table:style-name="ce1">
            <text:p>convert -scale 400% spirit2.png spirit2.4x.png</text:p>
          </table:table-cell>
          <table:table-cell table:style-name="ce1"/>
          <table:table-cell office:value-type="string" office:string-value="convert -scale 200% spirit2.png spirit2.2x.png" table:formula="of:=&quot;convert -scale 200% &quot;&amp;[.$K32]&amp;&quot; &quot;&amp;SUBSTITUTE([.$K32]; &quot;.png&quot;; &quot;.2x.png&quot;)" table:style-name="ce1">
            <text:p>convert -scale 200% spirit2.png spirit2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chara06_a1.pn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pirit3</text:p>
          </table:table-cell>
          <table:table-cell table:number-columns-repeated="4" table:style-name="ce1"/>
          <table:table-cell office:value-type="string" office:string-value="288x512+0+512" table:formula="of:=[.$H$9]&amp;&quot;x&quot;&amp;[.$H$10]&amp;&quot;+&quot;&amp;[.$C33]*[.$H$9]&amp;&quot;+&quot;&amp;[.$H$10]*[.$D33]" table:style-name="ce1">
            <text:p>288x512+0+512</text:p>
          </table:table-cell>
          <table:table-cell office:value-type="string" office:string-value="spirit3.png" table:formula="of:=[.$E33]&amp;&quot;.png&quot;" table:style-name="ce1">
            <text:p>spirit3.png</text:p>
          </table:table-cell>
          <table:table-cell table:style-name="ce1"/>
          <table:table-cell office:value-type="string" office:string-value="convert chara06_a1.png -crop 288x512+0+512 spirit3.png" table:formula="of:=&quot;convert &quot;&amp;[.$B33]&amp;&quot; -crop &quot;&amp;[.$J33]&amp;&quot; &quot;&amp;[.$K33]" table:style-name="ce1">
            <text:p>convert chara06_a1.png -crop 288x512+0+512 spirit3.png</text:p>
          </table:table-cell>
          <table:table-cell table:style-name="ce1"/>
          <table:table-cell office:value-type="string" office:string-value="convert -scale 400% spirit3.png spirit3.4x.png" table:formula="of:=&quot;convert -scale 400% &quot;&amp;[.$K33]&amp;&quot; &quot;&amp;SUBSTITUTE([.$K33]; &quot;.png&quot;; &quot;.4x.png&quot;)" table:style-name="ce1">
            <text:p>convert -scale 400% spirit3.png spirit3.4x.png</text:p>
          </table:table-cell>
          <table:table-cell table:style-name="ce1"/>
          <table:table-cell office:value-type="string" office:string-value="convert -scale 200% spirit3.png spirit3.2x.png" table:formula="of:=&quot;convert -scale 200% &quot;&amp;[.$K33]&amp;&quot; &quot;&amp;SUBSTITUTE([.$K33]; &quot;.png&quot;; &quot;.2x.png&quot;)" table:style-name="ce1">
            <text:p>convert -scale 200% spirit3.png spirit3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chara06_a1.png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pirit4</text:p>
          </table:table-cell>
          <table:table-cell table:number-columns-repeated="4" table:style-name="ce1"/>
          <table:table-cell office:value-type="string" office:string-value="288x512+288+512" table:formula="of:=[.$H$9]&amp;&quot;x&quot;&amp;[.$H$10]&amp;&quot;+&quot;&amp;[.$C34]*[.$H$9]&amp;&quot;+&quot;&amp;[.$H$10]*[.$D34]" table:style-name="ce1">
            <text:p>288x512+288+512</text:p>
          </table:table-cell>
          <table:table-cell office:value-type="string" office:string-value="spirit4.png" table:formula="of:=[.$E34]&amp;&quot;.png&quot;" table:style-name="ce1">
            <text:p>spirit4.png</text:p>
          </table:table-cell>
          <table:table-cell table:style-name="ce1"/>
          <table:table-cell office:value-type="string" office:string-value="convert chara06_a1.png -crop 288x512+288+512 spirit4.png" table:formula="of:=&quot;convert &quot;&amp;[.$B34]&amp;&quot; -crop &quot;&amp;[.$J34]&amp;&quot; &quot;&amp;[.$K34]" table:style-name="ce1">
            <text:p>convert chara06_a1.png -crop 288x512+288+512 spirit4.png</text:p>
          </table:table-cell>
          <table:table-cell table:style-name="ce1"/>
          <table:table-cell office:value-type="string" office:string-value="convert -scale 400% spirit4.png spirit4.4x.png" table:formula="of:=&quot;convert -scale 400% &quot;&amp;[.$K34]&amp;&quot; &quot;&amp;SUBSTITUTE([.$K34]; &quot;.png&quot;; &quot;.4x.png&quot;)" table:style-name="ce1">
            <text:p>convert -scale 400% spirit4.png spirit4.4x.png</text:p>
          </table:table-cell>
          <table:table-cell table:style-name="ce1"/>
          <table:table-cell office:value-type="string" office:string-value="convert -scale 200% spirit4.png spirit4.2x.png" table:formula="of:=&quot;convert -scale 200% &quot;&amp;[.$K34]&amp;&quot; &quot;&amp;SUBSTITUTE([.$K34]; &quot;.png&quot;; &quot;.2x.png&quot;)" table:style-name="ce1">
            <text:p>convert -scale 200% spirit4.png spirit4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chara06_a1.png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pirit5</text:p>
          </table:table-cell>
          <table:table-cell table:number-columns-repeated="4" table:style-name="ce1"/>
          <table:table-cell office:value-type="string" office:string-value="288x512+576+512" table:formula="of:=[.$H$9]&amp;&quot;x&quot;&amp;[.$H$10]&amp;&quot;+&quot;&amp;[.$C35]*[.$H$9]&amp;&quot;+&quot;&amp;[.$H$10]*[.$D35]" table:style-name="ce1">
            <text:p>288x512+576+512</text:p>
          </table:table-cell>
          <table:table-cell office:value-type="string" office:string-value="spirit5.png" table:formula="of:=[.$E35]&amp;&quot;.png&quot;" table:style-name="ce1">
            <text:p>spirit5.png</text:p>
          </table:table-cell>
          <table:table-cell table:style-name="ce1"/>
          <table:table-cell office:value-type="string" office:string-value="convert chara06_a1.png -crop 288x512+576+512 spirit5.png" table:formula="of:=&quot;convert &quot;&amp;[.$B35]&amp;&quot; -crop &quot;&amp;[.$J35]&amp;&quot; &quot;&amp;[.$K35]" table:style-name="ce1">
            <text:p>convert chara06_a1.png -crop 288x512+576+512 spirit5.png</text:p>
          </table:table-cell>
          <table:table-cell table:style-name="ce1"/>
          <table:table-cell office:value-type="string" office:string-value="convert -scale 400% spirit5.png spirit5.4x.png" table:formula="of:=&quot;convert -scale 400% &quot;&amp;[.$K35]&amp;&quot; &quot;&amp;SUBSTITUTE([.$K35]; &quot;.png&quot;; &quot;.4x.png&quot;)" table:style-name="ce1">
            <text:p>convert -scale 400% spirit5.png spirit5.4x.png</text:p>
          </table:table-cell>
          <table:table-cell table:style-name="ce1"/>
          <table:table-cell office:value-type="string" office:string-value="convert -scale 200% spirit5.png spirit5.2x.png" table:formula="of:=&quot;convert -scale 200% &quot;&amp;[.$K35]&amp;&quot; &quot;&amp;SUBSTITUTE([.$K35]; &quot;.png&quot;; &quot;.2x.png&quot;)" table:style-name="ce1">
            <text:p>convert -scale 200% spirit5.png spirit5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chara06_a1.png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pirit6</text:p>
          </table:table-cell>
          <table:table-cell table:number-columns-repeated="4" table:style-name="ce1"/>
          <table:table-cell office:value-type="string" office:string-value="288x512+864+512" table:formula="of:=[.$H$9]&amp;&quot;x&quot;&amp;[.$H$10]&amp;&quot;+&quot;&amp;[.$C36]*[.$H$9]&amp;&quot;+&quot;&amp;[.$H$10]*[.$D36]" table:style-name="ce1">
            <text:p>288x512+864+512</text:p>
          </table:table-cell>
          <table:table-cell office:value-type="string" office:string-value="spirit6.png" table:formula="of:=[.$E36]&amp;&quot;.png&quot;" table:style-name="ce1">
            <text:p>spirit6.png</text:p>
          </table:table-cell>
          <table:table-cell table:style-name="ce1"/>
          <table:table-cell office:value-type="string" office:string-value="convert chara06_a1.png -crop 288x512+864+512 spirit6.png" table:formula="of:=&quot;convert &quot;&amp;[.$B36]&amp;&quot; -crop &quot;&amp;[.$J36]&amp;&quot; &quot;&amp;[.$K36]" table:style-name="ce1">
            <text:p>convert chara06_a1.png -crop 288x512+864+512 spirit6.png</text:p>
          </table:table-cell>
          <table:table-cell table:style-name="ce1"/>
          <table:table-cell office:value-type="string" office:string-value="convert -scale 400% spirit6.png spirit6.4x.png" table:formula="of:=&quot;convert -scale 400% &quot;&amp;[.$K36]&amp;&quot; &quot;&amp;SUBSTITUTE([.$K36]; &quot;.png&quot;; &quot;.4x.png&quot;)" table:style-name="ce1">
            <text:p>convert -scale 400% spirit6.png spirit6.4x.png</text:p>
          </table:table-cell>
          <table:table-cell table:style-name="ce1"/>
          <table:table-cell office:value-type="string" office:string-value="convert -scale 200% spirit6.png spirit6.2x.png" table:formula="of:=&quot;convert -scale 200% &quot;&amp;[.$K36]&amp;&quot; &quot;&amp;SUBSTITUTE([.$K36]; &quot;.png&quot;; &quot;.2x.png&quot;)" table:style-name="ce1">
            <text:p>convert -scale 200% spirit6.png spirit6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chara08_a1.p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lime</text:p>
          </table:table-cell>
          <table:table-cell table:number-columns-repeated="4" table:style-name="ce1"/>
          <table:table-cell office:value-type="string" office:string-value="288x512+0+0" table:formula="of:=[.$H$9]&amp;&quot;x&quot;&amp;[.$H$10]&amp;&quot;+&quot;&amp;[.$C37]*[.$H$9]&amp;&quot;+&quot;&amp;[.$H$10]*[.$D37]" table:style-name="ce1">
            <text:p>288x512+0+0</text:p>
          </table:table-cell>
          <table:table-cell office:value-type="string" office:string-value="slime.png" table:formula="of:=[.$E37]&amp;&quot;.png&quot;" table:style-name="ce1">
            <text:p>slime.png</text:p>
          </table:table-cell>
          <table:table-cell table:style-name="ce1"/>
          <table:table-cell office:value-type="string" office:string-value="convert chara08_a1.png -crop 288x512+0+0 slime.png" table:formula="of:=&quot;convert &quot;&amp;[.$B37]&amp;&quot; -crop &quot;&amp;[.$J37]&amp;&quot; &quot;&amp;[.$K37]" table:style-name="ce1">
            <text:p>convert chara08_a1.png -crop 288x512+0+0 slime.png</text:p>
          </table:table-cell>
          <table:table-cell table:style-name="ce1"/>
          <table:table-cell office:value-type="string" office:string-value="convert -scale 400% slime.png slime.4x.png" table:formula="of:=&quot;convert -scale 400% &quot;&amp;[.$K37]&amp;&quot; &quot;&amp;SUBSTITUTE([.$K37]; &quot;.png&quot;; &quot;.4x.png&quot;)" table:style-name="ce1">
            <text:p>convert -scale 400% slime.png slime.4x.png</text:p>
          </table:table-cell>
          <table:table-cell table:style-name="ce1"/>
          <table:table-cell office:value-type="string" office:string-value="convert -scale 200% slime.png slime.2x.png" table:formula="of:=&quot;convert -scale 200% &quot;&amp;[.$K37]&amp;&quot; &quot;&amp;SUBSTITUTE([.$K37]; &quot;.png&quot;; &quot;.2x.png&quot;)" table:style-name="ce1">
            <text:p>convert -scale 200% slime.png slime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chara08_a1.png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e</text:p>
          </table:table-cell>
          <table:table-cell table:number-columns-repeated="4" table:style-name="ce1"/>
          <table:table-cell office:value-type="string" office:string-value="288x512+288+0" table:formula="of:=[.$H$9]&amp;&quot;x&quot;&amp;[.$H$10]&amp;&quot;+&quot;&amp;[.$C38]*[.$H$9]&amp;&quot;+&quot;&amp;[.$H$10]*[.$D38]" table:style-name="ce1">
            <text:p>288x512+288+0</text:p>
          </table:table-cell>
          <table:table-cell office:value-type="string" office:string-value="bee.png" table:formula="of:=[.$E38]&amp;&quot;.png&quot;" table:style-name="ce1">
            <text:p>bee.png</text:p>
          </table:table-cell>
          <table:table-cell table:style-name="ce1"/>
          <table:table-cell office:value-type="string" office:string-value="convert chara08_a1.png -crop 288x512+288+0 bee.png" table:formula="of:=&quot;convert &quot;&amp;[.$B38]&amp;&quot; -crop &quot;&amp;[.$J38]&amp;&quot; &quot;&amp;[.$K38]" table:style-name="ce1">
            <text:p>convert chara08_a1.png -crop 288x512+288+0 bee.png</text:p>
          </table:table-cell>
          <table:table-cell table:style-name="ce1"/>
          <table:table-cell office:value-type="string" office:string-value="convert -scale 400% bee.png bee.4x.png" table:formula="of:=&quot;convert -scale 400% &quot;&amp;[.$K38]&amp;&quot; &quot;&amp;SUBSTITUTE([.$K38]; &quot;.png&quot;; &quot;.4x.png&quot;)" table:style-name="ce1">
            <text:p>convert -scale 400% bee.png bee.4x.png</text:p>
          </table:table-cell>
          <table:table-cell table:style-name="ce1"/>
          <table:table-cell office:value-type="string" office:string-value="convert -scale 200% bee.png bee.2x.png" table:formula="of:=&quot;convert -scale 200% &quot;&amp;[.$K38]&amp;&quot; &quot;&amp;SUBSTITUTE([.$K38]; &quot;.png&quot;; &quot;.2x.png&quot;)" table:style-name="ce1">
            <text:p>convert -scale 200% bee.png bee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chara08_a1.png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olf</text:p>
          </table:table-cell>
          <table:table-cell table:number-columns-repeated="4" table:style-name="ce1"/>
          <table:table-cell office:value-type="string" office:string-value="288x512+576+0" table:formula="of:=[.$H$9]&amp;&quot;x&quot;&amp;[.$H$10]&amp;&quot;+&quot;&amp;[.$C39]*[.$H$9]&amp;&quot;+&quot;&amp;[.$H$10]*[.$D39]" table:style-name="ce1">
            <text:p>288x512+576+0</text:p>
          </table:table-cell>
          <table:table-cell office:value-type="string" office:string-value="wolf.png" table:formula="of:=[.$E39]&amp;&quot;.png&quot;" table:style-name="ce1">
            <text:p>wolf.png</text:p>
          </table:table-cell>
          <table:table-cell table:style-name="ce1"/>
          <table:table-cell office:value-type="string" office:string-value="convert chara08_a1.png -crop 288x512+576+0 wolf.png" table:formula="of:=&quot;convert &quot;&amp;[.$B39]&amp;&quot; -crop &quot;&amp;[.$J39]&amp;&quot; &quot;&amp;[.$K39]" table:style-name="ce1">
            <text:p>convert chara08_a1.png -crop 288x512+576+0 wolf.png</text:p>
          </table:table-cell>
          <table:table-cell table:style-name="ce1"/>
          <table:table-cell office:value-type="string" office:string-value="convert -scale 400% wolf.png wolf.4x.png" table:formula="of:=&quot;convert -scale 400% &quot;&amp;[.$K39]&amp;&quot; &quot;&amp;SUBSTITUTE([.$K39]; &quot;.png&quot;; &quot;.4x.png&quot;)" table:style-name="ce1">
            <text:p>convert -scale 400% wolf.png wolf.4x.png</text:p>
          </table:table-cell>
          <table:table-cell table:style-name="ce1"/>
          <table:table-cell office:value-type="string" office:string-value="convert -scale 200% wolf.png wolf.2x.png" table:formula="of:=&quot;convert -scale 200% &quot;&amp;[.$K39]&amp;&quot; &quot;&amp;SUBSTITUTE([.$K39]; &quot;.png&quot;; &quot;.2x.png&quot;)" table:style-name="ce1">
            <text:p>convert -scale 200% wolf.png wolf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chara08_a1.png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oblin</text:p>
          </table:table-cell>
          <table:table-cell table:number-columns-repeated="4" table:style-name="ce1"/>
          <table:table-cell office:value-type="string" office:string-value="288x512+864+0" table:formula="of:=[.$H$9]&amp;&quot;x&quot;&amp;[.$H$10]&amp;&quot;+&quot;&amp;[.$C40]*[.$H$9]&amp;&quot;+&quot;&amp;[.$H$10]*[.$D40]" table:style-name="ce1">
            <text:p>288x512+864+0</text:p>
          </table:table-cell>
          <table:table-cell office:value-type="string" office:string-value="goblin.png" table:formula="of:=[.$E40]&amp;&quot;.png&quot;" table:style-name="ce1">
            <text:p>goblin.png</text:p>
          </table:table-cell>
          <table:table-cell table:style-name="ce1"/>
          <table:table-cell office:value-type="string" office:string-value="convert chara08_a1.png -crop 288x512+864+0 goblin.png" table:formula="of:=&quot;convert &quot;&amp;[.$B40]&amp;&quot; -crop &quot;&amp;[.$J40]&amp;&quot; &quot;&amp;[.$K40]" table:style-name="ce1">
            <text:p>convert chara08_a1.png -crop 288x512+864+0 goblin.png</text:p>
          </table:table-cell>
          <table:table-cell table:style-name="ce1"/>
          <table:table-cell office:value-type="string" office:string-value="convert -scale 400% goblin.png goblin.4x.png" table:formula="of:=&quot;convert -scale 400% &quot;&amp;[.$K40]&amp;&quot; &quot;&amp;SUBSTITUTE([.$K40]; &quot;.png&quot;; &quot;.4x.png&quot;)" table:style-name="ce1">
            <text:p>convert -scale 400% goblin.png goblin.4x.png</text:p>
          </table:table-cell>
          <table:table-cell table:style-name="ce1"/>
          <table:table-cell office:value-type="string" office:string-value="convert -scale 200% goblin.png goblin.2x.png" table:formula="of:=&quot;convert -scale 200% &quot;&amp;[.$K40]&amp;&quot; &quot;&amp;SUBSTITUTE([.$K40]; &quot;.png&quot;; &quot;.2x.png&quot;)" table:style-name="ce1">
            <text:p>convert -scale 200% goblin.png goblin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chara08_a1.pn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re</text:p>
          </table:table-cell>
          <table:table-cell table:number-columns-repeated="4" table:style-name="ce1"/>
          <table:table-cell office:value-type="string" office:string-value="288x512+0+512" table:formula="of:=[.$H$9]&amp;&quot;x&quot;&amp;[.$H$10]&amp;&quot;+&quot;&amp;[.$C41]*[.$H$9]&amp;&quot;+&quot;&amp;[.$H$10]*[.$D41]" table:style-name="ce1">
            <text:p>288x512+0+512</text:p>
          </table:table-cell>
          <table:table-cell office:value-type="string" office:string-value="fire.png" table:formula="of:=[.$E41]&amp;&quot;.png&quot;" table:style-name="ce1">
            <text:p>fire.png</text:p>
          </table:table-cell>
          <table:table-cell table:style-name="ce1"/>
          <table:table-cell office:value-type="string" office:string-value="convert chara08_a1.png -crop 288x512+0+512 fire.png" table:formula="of:=&quot;convert &quot;&amp;[.$B41]&amp;&quot; -crop &quot;&amp;[.$J41]&amp;&quot; &quot;&amp;[.$K41]" table:style-name="ce1">
            <text:p>convert chara08_a1.png -crop 288x512+0+512 fire.png</text:p>
          </table:table-cell>
          <table:table-cell table:style-name="ce1"/>
          <table:table-cell office:value-type="string" office:string-value="convert -scale 400% fire.png fire.4x.png" table:formula="of:=&quot;convert -scale 400% &quot;&amp;[.$K41]&amp;&quot; &quot;&amp;SUBSTITUTE([.$K41]; &quot;.png&quot;; &quot;.4x.png&quot;)" table:style-name="ce1">
            <text:p>convert -scale 400% fire.png fire.4x.png</text:p>
          </table:table-cell>
          <table:table-cell table:style-name="ce1"/>
          <table:table-cell office:value-type="string" office:string-value="convert -scale 200% fire.png fire.2x.png" table:formula="of:=&quot;convert -scale 200% &quot;&amp;[.$K41]&amp;&quot; &quot;&amp;SUBSTITUTE([.$K41]; &quot;.png&quot;; &quot;.2x.png&quot;)" table:style-name="ce1">
            <text:p>convert -scale 200% fire.png fire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chara08_a1.png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nake</text:p>
          </table:table-cell>
          <table:table-cell table:number-columns-repeated="4" table:style-name="ce1"/>
          <table:table-cell office:value-type="string" office:string-value="288x512+288+512" table:formula="of:=[.$H$9]&amp;&quot;x&quot;&amp;[.$H$10]&amp;&quot;+&quot;&amp;[.$C42]*[.$H$9]&amp;&quot;+&quot;&amp;[.$H$10]*[.$D42]" table:style-name="ce1">
            <text:p>288x512+288+512</text:p>
          </table:table-cell>
          <table:table-cell office:value-type="string" office:string-value="snake.png" table:formula="of:=[.$E42]&amp;&quot;.png&quot;" table:style-name="ce1">
            <text:p>snake.png</text:p>
          </table:table-cell>
          <table:table-cell table:style-name="ce1"/>
          <table:table-cell office:value-type="string" office:string-value="convert chara08_a1.png -crop 288x512+288+512 snake.png" table:formula="of:=&quot;convert &quot;&amp;[.$B42]&amp;&quot; -crop &quot;&amp;[.$J42]&amp;&quot; &quot;&amp;[.$K42]" table:style-name="ce1">
            <text:p>convert chara08_a1.png -crop 288x512+288+512 snake.png</text:p>
          </table:table-cell>
          <table:table-cell table:style-name="ce1"/>
          <table:table-cell office:value-type="string" office:string-value="convert -scale 400% snake.png snake.4x.png" table:formula="of:=&quot;convert -scale 400% &quot;&amp;[.$K42]&amp;&quot; &quot;&amp;SUBSTITUTE([.$K42]; &quot;.png&quot;; &quot;.4x.png&quot;)" table:style-name="ce1">
            <text:p>convert -scale 400% snake.png snake.4x.png</text:p>
          </table:table-cell>
          <table:table-cell table:style-name="ce1"/>
          <table:table-cell office:value-type="string" office:string-value="convert -scale 200% snake.png snake.2x.png" table:formula="of:=&quot;convert -scale 200% &quot;&amp;[.$K42]&amp;&quot; &quot;&amp;SUBSTITUTE([.$K42]; &quot;.png&quot;; &quot;.2x.png&quot;)" table:style-name="ce1">
            <text:p>convert -scale 200% snake.png snake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chara08_a1.png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rg</text:p>
          </table:table-cell>
          <table:table-cell table:number-columns-repeated="4" table:style-name="ce1"/>
          <table:table-cell office:value-type="string" office:string-value="288x512+576+512" table:formula="of:=[.$H$9]&amp;&quot;x&quot;&amp;[.$H$10]&amp;&quot;+&quot;&amp;[.$C43]*[.$H$9]&amp;&quot;+&quot;&amp;[.$H$10]*[.$D43]" table:style-name="ce1">
            <text:p>288x512+576+512</text:p>
          </table:table-cell>
          <table:table-cell office:value-type="string" office:string-value="org.png" table:formula="of:=[.$E43]&amp;&quot;.png&quot;" table:style-name="ce1">
            <text:p>org.png</text:p>
          </table:table-cell>
          <table:table-cell table:style-name="ce1"/>
          <table:table-cell office:value-type="string" office:string-value="convert chara08_a1.png -crop 288x512+576+512 org.png" table:formula="of:=&quot;convert &quot;&amp;[.$B43]&amp;&quot; -crop &quot;&amp;[.$J43]&amp;&quot; &quot;&amp;[.$K43]" table:style-name="ce1">
            <text:p>convert chara08_a1.png -crop 288x512+576+512 org.png</text:p>
          </table:table-cell>
          <table:table-cell table:style-name="ce1"/>
          <table:table-cell office:value-type="string" office:string-value="convert -scale 400% org.png org.4x.png" table:formula="of:=&quot;convert -scale 400% &quot;&amp;[.$K43]&amp;&quot; &quot;&amp;SUBSTITUTE([.$K43]; &quot;.png&quot;; &quot;.4x.png&quot;)" table:style-name="ce1">
            <text:p>convert -scale 400% org.png org.4x.png</text:p>
          </table:table-cell>
          <table:table-cell table:style-name="ce1"/>
          <table:table-cell office:value-type="string" office:string-value="convert -scale 200% org.png org.2x.png" table:formula="of:=&quot;convert -scale 200% &quot;&amp;[.$K43]&amp;&quot; &quot;&amp;SUBSTITUTE([.$K43]; &quot;.png&quot;; &quot;.2x.png&quot;)" table:style-name="ce1">
            <text:p>convert -scale 200% org.png org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chara08_a1.png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ragon</text:p>
          </table:table-cell>
          <table:table-cell table:number-columns-repeated="4" table:style-name="ce1"/>
          <table:table-cell office:value-type="string" office:string-value="288x512+864+512" table:formula="of:=[.$H$9]&amp;&quot;x&quot;&amp;[.$H$10]&amp;&quot;+&quot;&amp;[.$C44]*[.$H$9]&amp;&quot;+&quot;&amp;[.$H$10]*[.$D44]" table:style-name="ce1">
            <text:p>288x512+864+512</text:p>
          </table:table-cell>
          <table:table-cell office:value-type="string" office:string-value="dragon.png" table:formula="of:=[.$E44]&amp;&quot;.png&quot;" table:style-name="ce1">
            <text:p>dragon.png</text:p>
          </table:table-cell>
          <table:table-cell table:style-name="ce1"/>
          <table:table-cell office:value-type="string" office:string-value="convert chara08_a1.png -crop 288x512+864+512 dragon.png" table:formula="of:=&quot;convert &quot;&amp;[.$B44]&amp;&quot; -crop &quot;&amp;[.$J44]&amp;&quot; &quot;&amp;[.$K44]" table:style-name="ce1">
            <text:p>convert chara08_a1.png -crop 288x512+864+512 dragon.png</text:p>
          </table:table-cell>
          <table:table-cell table:style-name="ce1"/>
          <table:table-cell office:value-type="string" office:string-value="convert -scale 400% dragon.png dragon.4x.png" table:formula="of:=&quot;convert -scale 400% &quot;&amp;[.$K44]&amp;&quot; &quot;&amp;SUBSTITUTE([.$K44]; &quot;.png&quot;; &quot;.4x.png&quot;)" table:style-name="ce1">
            <text:p>convert -scale 400% dragon.png dragon.4x.png</text:p>
          </table:table-cell>
          <table:table-cell table:style-name="ce1"/>
          <table:table-cell office:value-type="string" office:string-value="convert -scale 200% dragon.png dragon.2x.png" table:formula="of:=&quot;convert -scale 200% &quot;&amp;[.$K44]&amp;&quot; &quot;&amp;SUBSTITUTE([.$K44]; &quot;.png&quot;; &quot;.2x.png&quot;)" table:style-name="ce1">
            <text:p>convert -scale 200% dragon.png dragon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ref-chara07_a.p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geon_walk</text:p>
          </table:table-cell>
          <table:table-cell table:number-columns-repeated="4" table:style-name="ce1"/>
          <table:table-cell office:value-type="string" office:string-value="288x512+0+0" table:formula="of:=[.$H$9]&amp;&quot;x&quot;&amp;[.$H$10]&amp;&quot;+&quot;&amp;[.$C45]*[.$H$9]&amp;&quot;+&quot;&amp;[.$H$10]*[.$D45]" table:style-name="ce1">
            <text:p>288x512+0+0</text:p>
          </table:table-cell>
          <table:table-cell office:value-type="string" office:string-value="pigeon_walk.png" table:formula="of:=[.$E45]&amp;&quot;.png&quot;" table:style-name="ce1">
            <text:p>pigeon_walk.png</text:p>
          </table:table-cell>
          <table:table-cell table:style-name="ce1"/>
          <table:table-cell office:value-type="string" office:string-value="convert ref-chara07_a.png -crop 288x512+0+0 pigeon_walk.png" table:formula="of:=&quot;convert &quot;&amp;[.$B45]&amp;&quot; -crop &quot;&amp;[.$J45]&amp;&quot; &quot;&amp;[.$K45]" table:style-name="ce1">
            <text:p>convert ref-chara07_a.png -crop 288x512+0+0 pigeon_walk.png</text:p>
          </table:table-cell>
          <table:table-cell table:style-name="ce1"/>
          <table:table-cell office:value-type="string" office:string-value="convert -scale 400% pigeon_walk.png pigeon_walk.4x.png" table:formula="of:=&quot;convert -scale 400% &quot;&amp;[.$K45]&amp;&quot; &quot;&amp;SUBSTITUTE([.$K45]; &quot;.png&quot;; &quot;.4x.png&quot;)" table:style-name="ce1">
            <text:p>convert -scale 400% pigeon_walk.png pigeon_walk.4x.png</text:p>
          </table:table-cell>
          <table:table-cell table:style-name="ce1"/>
          <table:table-cell office:value-type="string" office:string-value="convert -scale 200% pigeon_walk.png pigeon_walk.2x.png" table:formula="of:=&quot;convert -scale 200% &quot;&amp;[.$K45]&amp;&quot; &quot;&amp;SUBSTITUTE([.$K45]; &quot;.png&quot;; &quot;.2x.png&quot;)" table:style-name="ce1">
            <text:p>convert -scale 200% pigeon_walk.png pigeon_walk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ref-chara07_a.png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geon</text:p>
          </table:table-cell>
          <table:table-cell table:number-columns-repeated="4" table:style-name="ce1"/>
          <table:table-cell office:value-type="string" office:string-value="288x512+288+0" table:formula="of:=[.$H$9]&amp;&quot;x&quot;&amp;[.$H$10]&amp;&quot;+&quot;&amp;[.$C46]*[.$H$9]&amp;&quot;+&quot;&amp;[.$H$10]*[.$D46]" table:style-name="ce1">
            <text:p>288x512+288+0</text:p>
          </table:table-cell>
          <table:table-cell office:value-type="string" office:string-value="pigeon.png" table:formula="of:=[.$E46]&amp;&quot;.png&quot;" table:style-name="ce1">
            <text:p>pigeon.png</text:p>
          </table:table-cell>
          <table:table-cell table:style-name="ce1"/>
          <table:table-cell office:value-type="string" office:string-value="convert ref-chara07_a.png -crop 288x512+288+0 pigeon.png" table:formula="of:=&quot;convert &quot;&amp;[.$B46]&amp;&quot; -crop &quot;&amp;[.$J46]&amp;&quot; &quot;&amp;[.$K46]" table:style-name="ce1">
            <text:p>convert ref-chara07_a.png -crop 288x512+288+0 pigeon.png</text:p>
          </table:table-cell>
          <table:table-cell table:style-name="ce1"/>
          <table:table-cell office:value-type="string" office:string-value="convert -scale 400% pigeon.png pigeon.4x.png" table:formula="of:=&quot;convert -scale 400% &quot;&amp;[.$K46]&amp;&quot; &quot;&amp;SUBSTITUTE([.$K46]; &quot;.png&quot;; &quot;.4x.png&quot;)" table:style-name="ce1">
            <text:p>convert -scale 400% pigeon.png pigeon.4x.png</text:p>
          </table:table-cell>
          <table:table-cell table:style-name="ce1"/>
          <table:table-cell office:value-type="string" office:string-value="convert -scale 200% pigeon.png pigeon.2x.png" table:formula="of:=&quot;convert -scale 200% &quot;&amp;[.$K46]&amp;&quot; &quot;&amp;SUBSTITUTE([.$K46]; &quot;.png&quot;; &quot;.2x.png&quot;)" table:style-name="ce1">
            <text:p>convert -scale 200% pigeon.png pigeon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ref-chara07_a.png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ll</text:p>
          </table:table-cell>
          <table:table-cell table:number-columns-repeated="4" table:style-name="ce1"/>
          <table:table-cell office:value-type="string" office:string-value="288x512+576+0" table:formula="of:=[.$H$9]&amp;&quot;x&quot;&amp;[.$H$10]&amp;&quot;+&quot;&amp;[.$C47]*[.$H$9]&amp;&quot;+&quot;&amp;[.$H$10]*[.$D47]" table:style-name="ce1">
            <text:p>288x512+576+0</text:p>
          </table:table-cell>
          <table:table-cell office:value-type="string" office:string-value="gull.png" table:formula="of:=[.$E47]&amp;&quot;.png&quot;" table:style-name="ce1">
            <text:p>gull.png</text:p>
          </table:table-cell>
          <table:table-cell table:style-name="ce1"/>
          <table:table-cell office:value-type="string" office:string-value="convert ref-chara07_a.png -crop 288x512+576+0 gull.png" table:formula="of:=&quot;convert &quot;&amp;[.$B47]&amp;&quot; -crop &quot;&amp;[.$J47]&amp;&quot; &quot;&amp;[.$K47]" table:style-name="ce1">
            <text:p>convert ref-chara07_a.png -crop 288x512+576+0 gull.png</text:p>
          </table:table-cell>
          <table:table-cell table:style-name="ce1"/>
          <table:table-cell office:value-type="string" office:string-value="convert -scale 400% gull.png gull.4x.png" table:formula="of:=&quot;convert -scale 400% &quot;&amp;[.$K47]&amp;&quot; &quot;&amp;SUBSTITUTE([.$K47]; &quot;.png&quot;; &quot;.4x.png&quot;)" table:style-name="ce1">
            <text:p>convert -scale 400% gull.png gull.4x.png</text:p>
          </table:table-cell>
          <table:table-cell table:style-name="ce1"/>
          <table:table-cell office:value-type="string" office:string-value="convert -scale 200% gull.png gull.2x.png" table:formula="of:=&quot;convert -scale 200% &quot;&amp;[.$K47]&amp;&quot; &quot;&amp;SUBSTITUTE([.$K47]; &quot;.png&quot;; &quot;.2x.png&quot;)" table:style-name="ce1">
            <text:p>convert -scale 200% gull.png gull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ref-chara07_a.png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wan_swim</text:p>
          </table:table-cell>
          <table:table-cell table:number-columns-repeated="4" table:style-name="ce1"/>
          <table:table-cell office:value-type="string" office:string-value="288x512+864+0" table:formula="of:=[.$H$9]&amp;&quot;x&quot;&amp;[.$H$10]&amp;&quot;+&quot;&amp;[.$C48]*[.$H$9]&amp;&quot;+&quot;&amp;[.$H$10]*[.$D48]" table:style-name="ce1">
            <text:p>288x512+864+0</text:p>
          </table:table-cell>
          <table:table-cell office:value-type="string" office:string-value="swan_swim.png" table:formula="of:=[.$E48]&amp;&quot;.png&quot;" table:style-name="ce1">
            <text:p>swan_swim.png</text:p>
          </table:table-cell>
          <table:table-cell table:style-name="ce1"/>
          <table:table-cell office:value-type="string" office:string-value="convert ref-chara07_a.png -crop 288x512+864+0 swan_swim.png" table:formula="of:=&quot;convert &quot;&amp;[.$B48]&amp;&quot; -crop &quot;&amp;[.$J48]&amp;&quot; &quot;&amp;[.$K48]" table:style-name="ce1">
            <text:p>convert ref-chara07_a.png -crop 288x512+864+0 swan_swim.png</text:p>
          </table:table-cell>
          <table:table-cell table:style-name="ce1"/>
          <table:table-cell office:value-type="string" office:string-value="convert -scale 400% swan_swim.png swan_swim.4x.png" table:formula="of:=&quot;convert -scale 400% &quot;&amp;[.$K48]&amp;&quot; &quot;&amp;SUBSTITUTE([.$K48]; &quot;.png&quot;; &quot;.4x.png&quot;)" table:style-name="ce1">
            <text:p>convert -scale 400% swan_swim.png swan_swim.4x.png</text:p>
          </table:table-cell>
          <table:table-cell table:style-name="ce1"/>
          <table:table-cell office:value-type="string" office:string-value="convert -scale 200% swan_swim.png swan_swim.2x.png" table:formula="of:=&quot;convert -scale 200% &quot;&amp;[.$K48]&amp;&quot; &quot;&amp;SUBSTITUTE([.$K48]; &quot;.png&quot;; &quot;.2x.png&quot;)" table:style-name="ce1">
            <text:p>convert -scale 200% swan_swim.png swan_swim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ref-chara07_a.pn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oster</text:p>
          </table:table-cell>
          <table:table-cell table:number-columns-repeated="4" table:style-name="ce1"/>
          <table:table-cell office:value-type="string" office:string-value="288x512+0+512" table:formula="of:=[.$H$9]&amp;&quot;x&quot;&amp;[.$H$10]&amp;&quot;+&quot;&amp;[.$C49]*[.$H$9]&amp;&quot;+&quot;&amp;[.$H$10]*[.$D49]" table:style-name="ce1">
            <text:p>288x512+0+512</text:p>
          </table:table-cell>
          <table:table-cell office:value-type="string" office:string-value="rooster.png" table:formula="of:=[.$E49]&amp;&quot;.png&quot;" table:style-name="ce1">
            <text:p>rooster.png</text:p>
          </table:table-cell>
          <table:table-cell table:style-name="ce1"/>
          <table:table-cell office:value-type="string" office:string-value="convert ref-chara07_a.png -crop 288x512+0+512 rooster.png" table:formula="of:=&quot;convert &quot;&amp;[.$B49]&amp;&quot; -crop &quot;&amp;[.$J49]&amp;&quot; &quot;&amp;[.$K49]" table:style-name="ce1">
            <text:p>convert ref-chara07_a.png -crop 288x512+0+512 rooster.png</text:p>
          </table:table-cell>
          <table:table-cell table:style-name="ce1"/>
          <table:table-cell office:value-type="string" office:string-value="convert -scale 400% rooster.png rooster.4x.png" table:formula="of:=&quot;convert -scale 400% &quot;&amp;[.$K49]&amp;&quot; &quot;&amp;SUBSTITUTE([.$K49]; &quot;.png&quot;; &quot;.4x.png&quot;)" table:style-name="ce1">
            <text:p>convert -scale 400% rooster.png rooster.4x.png</text:p>
          </table:table-cell>
          <table:table-cell table:style-name="ce1"/>
          <table:table-cell office:value-type="string" office:string-value="convert -scale 200% rooster.png rooster.2x.png" table:formula="of:=&quot;convert -scale 200% &quot;&amp;[.$K49]&amp;&quot; &quot;&amp;SUBSTITUTE([.$K49]; &quot;.png&quot;; &quot;.2x.png&quot;)" table:style-name="ce1">
            <text:p>convert -scale 200% rooster.png rooster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ref-chara07_a.png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wk</text:p>
          </table:table-cell>
          <table:table-cell table:number-columns-repeated="4" table:style-name="ce1"/>
          <table:table-cell office:value-type="string" office:string-value="288x512+288+512" table:formula="of:=[.$H$9]&amp;&quot;x&quot;&amp;[.$H$10]&amp;&quot;+&quot;&amp;[.$C50]*[.$H$9]&amp;&quot;+&quot;&amp;[.$H$10]*[.$D50]" table:style-name="ce1">
            <text:p>288x512+288+512</text:p>
          </table:table-cell>
          <table:table-cell office:value-type="string" office:string-value="hawk.png" table:formula="of:=[.$E50]&amp;&quot;.png&quot;" table:style-name="ce1">
            <text:p>hawk.png</text:p>
          </table:table-cell>
          <table:table-cell table:style-name="ce1"/>
          <table:table-cell office:value-type="string" office:string-value="convert ref-chara07_a.png -crop 288x512+288+512 hawk.png" table:formula="of:=&quot;convert &quot;&amp;[.$B50]&amp;&quot; -crop &quot;&amp;[.$J50]&amp;&quot; &quot;&amp;[.$K50]" table:style-name="ce1">
            <text:p>convert ref-chara07_a.png -crop 288x512+288+512 hawk.png</text:p>
          </table:table-cell>
          <table:table-cell table:style-name="ce1"/>
          <table:table-cell office:value-type="string" office:string-value="convert -scale 400% hawk.png hawk.4x.png" table:formula="of:=&quot;convert -scale 400% &quot;&amp;[.$K50]&amp;&quot; &quot;&amp;SUBSTITUTE([.$K50]; &quot;.png&quot;; &quot;.4x.png&quot;)" table:style-name="ce1">
            <text:p>convert -scale 400% hawk.png hawk.4x.png</text:p>
          </table:table-cell>
          <table:table-cell table:style-name="ce1"/>
          <table:table-cell office:value-type="string" office:string-value="convert -scale 200% hawk.png hawk.2x.png" table:formula="of:=&quot;convert -scale 200% &quot;&amp;[.$K50]&amp;&quot; &quot;&amp;SUBSTITUTE([.$K50]; &quot;.png&quot;; &quot;.2x.png&quot;)" table:style-name="ce1">
            <text:p>convert -scale 200% hawk.png hawk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ref-chara07_a.png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</text:p>
          </table:table-cell>
          <table:table-cell table:number-columns-repeated="4" table:style-name="ce1"/>
          <table:table-cell office:value-type="string" office:string-value="288x512+576+512" table:formula="of:=[.$H$9]&amp;&quot;x&quot;&amp;[.$H$10]&amp;&quot;+&quot;&amp;[.$C51]*[.$H$9]&amp;&quot;+&quot;&amp;[.$H$10]*[.$D51]" table:style-name="ce1">
            <text:p>288x512+576+512</text:p>
          </table:table-cell>
          <table:table-cell office:value-type="string" office:string-value="bat.png" table:formula="of:=[.$E51]&amp;&quot;.png&quot;" table:style-name="ce1">
            <text:p>bat.png</text:p>
          </table:table-cell>
          <table:table-cell table:style-name="ce1"/>
          <table:table-cell office:value-type="string" office:string-value="convert ref-chara07_a.png -crop 288x512+576+512 bat.png" table:formula="of:=&quot;convert &quot;&amp;[.$B51]&amp;&quot; -crop &quot;&amp;[.$J51]&amp;&quot; &quot;&amp;[.$K51]" table:style-name="ce1">
            <text:p>convert ref-chara07_a.png -crop 288x512+576+512 bat.png</text:p>
          </table:table-cell>
          <table:table-cell table:style-name="ce1"/>
          <table:table-cell office:value-type="string" office:string-value="convert -scale 400% bat.png bat.4x.png" table:formula="of:=&quot;convert -scale 400% &quot;&amp;[.$K51]&amp;&quot; &quot;&amp;SUBSTITUTE([.$K51]; &quot;.png&quot;; &quot;.4x.png&quot;)" table:style-name="ce1">
            <text:p>convert -scale 400% bat.png bat.4x.png</text:p>
          </table:table-cell>
          <table:table-cell table:style-name="ce1"/>
          <table:table-cell office:value-type="string" office:string-value="convert -scale 200% bat.png bat.2x.png" table:formula="of:=&quot;convert -scale 200% &quot;&amp;[.$K51]&amp;&quot; &quot;&amp;SUBSTITUTE([.$K51]; &quot;.png&quot;; &quot;.2x.png&quot;)" table:style-name="ce1">
            <text:p>convert -scale 200% bat.png bat.2x.png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ref-chara07_a.png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utterfly</text:p>
          </table:table-cell>
          <table:table-cell table:number-columns-repeated="4" table:style-name="ce1"/>
          <table:table-cell office:value-type="string" office:string-value="288x512+864+512" table:formula="of:=[.$H$9]&amp;&quot;x&quot;&amp;[.$H$10]&amp;&quot;+&quot;&amp;[.$C52]*[.$H$9]&amp;&quot;+&quot;&amp;[.$H$10]*[.$D52]" table:style-name="ce1">
            <text:p>288x512+864+512</text:p>
          </table:table-cell>
          <table:table-cell office:value-type="string" office:string-value="butterfly.png" table:formula="of:=[.$E52]&amp;&quot;.png&quot;" table:style-name="ce1">
            <text:p>butterfly.png</text:p>
          </table:table-cell>
          <table:table-cell table:style-name="ce1"/>
          <table:table-cell office:value-type="string" office:string-value="convert ref-chara07_a.png -crop 288x512+864+512 butterfly.png" table:formula="of:=&quot;convert &quot;&amp;[.$B52]&amp;&quot; -crop &quot;&amp;[.$J52]&amp;&quot; &quot;&amp;[.$K52]" table:style-name="ce1">
            <text:p>convert ref-chara07_a.png -crop 288x512+864+512 butterfly.png</text:p>
          </table:table-cell>
          <table:table-cell table:style-name="ce1"/>
          <table:table-cell office:value-type="string" office:string-value="convert -scale 400% butterfly.png butterfly.4x.png" table:formula="of:=&quot;convert -scale 400% &quot;&amp;[.$K52]&amp;&quot; &quot;&amp;SUBSTITUTE([.$K52]; &quot;.png&quot;; &quot;.4x.png&quot;)" table:style-name="ce1">
            <text:p>convert -scale 400% butterfly.png butterfly.4x.png</text:p>
          </table:table-cell>
          <table:table-cell table:style-name="ce1"/>
          <table:table-cell office:value-type="string" office:string-value="convert -scale 200% butterfly.png butterfly.2x.png" table:formula="of:=&quot;convert -scale 200% &quot;&amp;[.$K52]&amp;&quot; &quot;&amp;SUBSTITUTE([.$K52]; &quot;.png&quot;; &quot;.2x.png&quot;)" table:style-name="ce1">
            <text:p>convert -scale 200% butterfly.png butterfly.2x.png</text:p>
          </table:table-cell>
          <table:table-cell table:number-columns-repeated="16367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number:currency-style style:name="N48P0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48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default</dc:creator>
    <meta:creation-date>2021-02-12T12:36:16Z</meta:creation-date>
    <dc:date>2021-02-20T11:57:45Z</dc:date>
    <meta:editing-cycles>5</meta:editing-cycles>
    <meta:editing-duration>PT2058S</meta:editing-duration>
  </office:meta>
</office:document-meta>
</file>